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83f" officeooo:paragraph-rsid="001b283f"/>
    </style:style>
    <style:style style:name="P2" style:family="paragraph" style:parent-style-name="Standard">
      <style:text-properties officeooo:rsid="001b283f" officeooo:paragraph-rsid="001df241"/>
    </style:style>
    <style:style style:name="P3" style:family="paragraph" style:parent-style-name="Standard">
      <style:text-properties officeooo:rsid="001b283f" officeooo:paragraph-rsid="0020d11e"/>
    </style:style>
    <style:style style:name="P4" style:family="paragraph" style:parent-style-name="Standard">
      <style:text-properties officeooo:rsid="001b283f" officeooo:paragraph-rsid="00264a2b"/>
    </style:style>
    <style:style style:name="P5" style:family="paragraph" style:parent-style-name="Standard">
      <style:text-properties officeooo:rsid="001b283f" officeooo:paragraph-rsid="00278479"/>
    </style:style>
    <style:style style:name="P6" style:family="paragraph" style:parent-style-name="Standard">
      <style:text-properties officeooo:rsid="001b283f" officeooo:paragraph-rsid="002eb48f"/>
    </style:style>
    <style:style style:name="P7" style:family="paragraph" style:parent-style-name="Standard">
      <style:text-properties officeooo:rsid="001b283f" officeooo:paragraph-rsid="003e4cc2"/>
    </style:style>
    <style:style style:name="P8" style:family="paragraph" style:parent-style-name="Standard">
      <style:text-properties officeooo:rsid="001b283f" officeooo:paragraph-rsid="00433522"/>
    </style:style>
    <style:style style:name="P9" style:family="paragraph" style:parent-style-name="Standard">
      <style:text-properties officeooo:rsid="001b283f" officeooo:paragraph-rsid="00449062"/>
    </style:style>
    <style:style style:name="P10" style:family="paragraph" style:parent-style-name="Standard">
      <style:text-properties officeooo:rsid="001b283f" officeooo:paragraph-rsid="004681cd"/>
    </style:style>
    <style:style style:name="P11" style:family="paragraph" style:parent-style-name="Standard">
      <style:text-properties officeooo:rsid="001c895d" officeooo:paragraph-rsid="001c895d"/>
    </style:style>
    <style:style style:name="P12" style:family="paragraph" style:parent-style-name="Standard">
      <style:text-properties officeooo:rsid="001f3977" officeooo:paragraph-rsid="001b283f"/>
    </style:style>
    <style:style style:name="P13" style:family="paragraph" style:parent-style-name="Standard">
      <style:text-properties officeooo:rsid="001df241" officeooo:paragraph-rsid="001df241"/>
    </style:style>
    <style:style style:name="P14" style:family="paragraph" style:parent-style-name="Standard">
      <style:text-properties officeooo:rsid="001bd500" officeooo:paragraph-rsid="001b283f"/>
    </style:style>
    <style:style style:name="P15" style:family="paragraph" style:parent-style-name="Standard">
      <style:text-properties officeooo:rsid="001bd500" officeooo:paragraph-rsid="003cfd12"/>
    </style:style>
    <style:style style:name="P16" style:family="paragraph" style:parent-style-name="Standard">
      <style:text-properties officeooo:rsid="00226c54" officeooo:paragraph-rsid="001b283f"/>
    </style:style>
    <style:style style:name="P17" style:family="paragraph" style:parent-style-name="Standard">
      <style:text-properties officeooo:rsid="00226c54" officeooo:paragraph-rsid="003cfd12"/>
    </style:style>
    <style:style style:name="P18" style:family="paragraph" style:parent-style-name="Standard">
      <style:text-properties officeooo:rsid="0022dddb" officeooo:paragraph-rsid="001b283f"/>
    </style:style>
    <style:style style:name="P19" style:family="paragraph" style:parent-style-name="Standard">
      <style:text-properties officeooo:rsid="0023480c" officeooo:paragraph-rsid="001b283f"/>
    </style:style>
    <style:style style:name="P20" style:family="paragraph" style:parent-style-name="Standard">
      <style:text-properties officeooo:rsid="0023480c" officeooo:paragraph-rsid="00433522"/>
    </style:style>
    <style:style style:name="P21" style:family="paragraph" style:parent-style-name="Standard">
      <style:text-properties officeooo:rsid="00278479" officeooo:paragraph-rsid="00278479"/>
    </style:style>
    <style:style style:name="P22" style:family="paragraph" style:parent-style-name="Standard">
      <style:text-properties officeooo:rsid="004530a6" officeooo:paragraph-rsid="004681cd"/>
    </style:style>
    <style:style style:name="P23" style:family="paragraph" style:parent-style-name="Standard">
      <style:text-properties officeooo:rsid="001b283f" officeooo:paragraph-rsid="001b283f"/>
    </style:style>
    <style:style style:name="P24" style:family="paragraph" style:parent-style-name="Standard">
      <style:text-properties officeooo:rsid="001b283f" officeooo:paragraph-rsid="002eb48f"/>
    </style:style>
    <style:style style:name="P25" style:family="paragraph" style:parent-style-name="Standard">
      <style:text-properties officeooo:rsid="001b283f" officeooo:paragraph-rsid="0051e276"/>
    </style:style>
    <style:style style:name="P26" style:family="paragraph" style:parent-style-name="Standard">
      <style:text-properties officeooo:rsid="001b283f" officeooo:paragraph-rsid="002ec676"/>
    </style:style>
    <style:style style:name="P27" style:family="paragraph" style:parent-style-name="Standard">
      <style:text-properties officeooo:rsid="001c895d" officeooo:paragraph-rsid="001c895d"/>
    </style:style>
    <style:style style:name="P28" style:family="paragraph" style:parent-style-name="Standard">
      <style:text-properties officeooo:rsid="001c895d" officeooo:paragraph-rsid="0049f783"/>
    </style:style>
    <style:style style:name="T1" style:family="text">
      <style:text-properties officeooo:rsid="001bd500"/>
    </style:style>
    <style:style style:name="T2" style:family="text">
      <style:text-properties officeooo:rsid="001c895d"/>
    </style:style>
    <style:style style:name="T3" style:family="text">
      <style:text-properties officeooo:rsid="001d7124"/>
    </style:style>
    <style:style style:name="T4" style:family="text">
      <style:text-properties officeooo:rsid="001df241"/>
    </style:style>
    <style:style style:name="T5" style:family="text">
      <style:text-properties officeooo:rsid="001f3977"/>
    </style:style>
    <style:style style:name="T6" style:family="text">
      <style:text-properties officeooo:rsid="00200d5e"/>
    </style:style>
    <style:style style:name="T7" style:family="text">
      <style:text-properties officeooo:rsid="0020d11e"/>
    </style:style>
    <style:style style:name="T8" style:family="text">
      <style:text-properties officeooo:rsid="00226c54"/>
    </style:style>
    <style:style style:name="T9" style:family="text">
      <style:text-properties officeooo:rsid="0022dddb"/>
    </style:style>
    <style:style style:name="T10" style:family="text">
      <style:text-properties officeooo:rsid="0023480c"/>
    </style:style>
    <style:style style:name="T11" style:family="text">
      <style:text-properties officeooo:rsid="00236ef6"/>
    </style:style>
    <style:style style:name="T12" style:family="text">
      <style:text-properties officeooo:rsid="002562fb"/>
    </style:style>
    <style:style style:name="T13" style:family="text">
      <style:text-properties officeooo:rsid="00264a2b"/>
    </style:style>
    <style:style style:name="T14" style:family="text">
      <style:text-properties officeooo:rsid="00278479"/>
    </style:style>
    <style:style style:name="T15" style:family="text">
      <style:text-properties officeooo:rsid="0029214f"/>
    </style:style>
    <style:style style:name="T16" style:family="text">
      <style:text-properties officeooo:rsid="002a59ba"/>
    </style:style>
    <style:style style:name="T17" style:family="text">
      <style:text-properties officeooo:rsid="002b8a74"/>
    </style:style>
    <style:style style:name="T18" style:family="text">
      <style:text-properties officeooo:rsid="002d6407"/>
    </style:style>
    <style:style style:name="T19" style:family="text">
      <style:text-properties officeooo:rsid="002eb48f"/>
    </style:style>
    <style:style style:name="T20" style:family="text">
      <style:text-properties officeooo:rsid="002ec676"/>
    </style:style>
    <style:style style:name="T21" style:family="text">
      <style:text-properties officeooo:rsid="0030bcbc"/>
    </style:style>
    <style:style style:name="T22" style:family="text">
      <style:text-properties officeooo:rsid="00327a39"/>
    </style:style>
    <style:style style:name="T23" style:family="text">
      <style:text-properties officeooo:rsid="0033eea6"/>
    </style:style>
    <style:style style:name="T24" style:family="text">
      <style:text-properties officeooo:rsid="003561e0"/>
    </style:style>
    <style:style style:name="T25" style:family="text">
      <style:text-properties officeooo:rsid="003752d0"/>
    </style:style>
    <style:style style:name="T26" style:family="text">
      <style:text-properties officeooo:rsid="00380eb1"/>
    </style:style>
    <style:style style:name="T27" style:family="text">
      <style:text-properties officeooo:rsid="003a24eb"/>
    </style:style>
    <style:style style:name="T28" style:family="text">
      <style:text-properties officeooo:rsid="003b1037"/>
    </style:style>
    <style:style style:name="T29" style:family="text">
      <style:text-properties officeooo:rsid="003ca2a1"/>
    </style:style>
    <style:style style:name="T30" style:family="text">
      <style:text-properties officeooo:rsid="003cfd12"/>
    </style:style>
    <style:style style:name="T31" style:family="text">
      <style:text-properties officeooo:rsid="003e4cc2"/>
    </style:style>
    <style:style style:name="T32" style:family="text">
      <style:text-properties officeooo:rsid="0040bd27"/>
    </style:style>
    <style:style style:name="T33" style:family="text">
      <style:text-properties officeooo:rsid="00427b14"/>
    </style:style>
    <style:style style:name="T34" style:family="text">
      <style:text-properties officeooo:rsid="00433522"/>
    </style:style>
    <style:style style:name="T35" style:family="text">
      <style:text-properties officeooo:rsid="00446097"/>
    </style:style>
    <style:style style:name="T36" style:family="text">
      <style:text-properties officeooo:rsid="00449062"/>
    </style:style>
    <style:style style:name="T37" style:family="text">
      <style:text-properties officeooo:rsid="004530a6"/>
    </style:style>
    <style:style style:name="T38" style:family="text">
      <style:text-properties officeooo:rsid="004681cd"/>
    </style:style>
    <style:style style:name="T39" style:family="text">
      <style:text-properties officeooo:rsid="00484331"/>
    </style:style>
    <style:style style:name="T40" style:family="text">
      <style:text-properties officeooo:rsid="0049f783"/>
    </style:style>
    <style:style style:name="T41" style:family="text">
      <style:text-properties officeooo:rsid="004bf0f8"/>
    </style:style>
    <style:style style:name="T42" style:family="text">
      <style:text-properties officeooo:rsid="004c8fca"/>
    </style:style>
    <style:style style:name="T43" style:family="text">
      <style:text-properties officeooo:rsid="004ca925"/>
    </style:style>
    <style:style style:name="T44" style:family="text">
      <style:text-properties officeooo:rsid="004e108b"/>
    </style:style>
    <style:style style:name="T45" style:family="text">
      <style:text-properties officeooo:rsid="004f5ff8"/>
    </style:style>
    <style:style style:name="T46" style:family="text">
      <style:text-properties officeooo:rsid="005113a4"/>
    </style:style>
    <style:style style:name="T47" style:family="text">
      <style:text-properties officeooo:rsid="0051583b"/>
    </style:style>
    <style:style style:name="T48" style:family="text">
      <style:text-properties officeooo:rsid="0051e276"/>
    </style:style>
    <style:style style:name="T49" style:family="text">
      <style:text-properties officeooo:rsid="00538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Definition</text:p>
      <text:p text:style-name="P1"><text:tab/>A. Project Overview</text:p>
      <text:p text:style-name="P1"><text:tab/><text:tab/>1. High-level overview in layman's terms</text:p>
      <text:p text:style-name="P2"><text:tab/><text:tab/><text:tab/><text:span text:style-name="T4">a. Possibility of artificial telepathy</text:span></text:p>
      <text:p text:style-name="P2"><text:tab/><text:tab/><text:tab/><text:tab/><text:span text:style-name="T22">i. Widespread in science fiction</text:span></text:p>
      <text:p text:style-name="P2"><text:tab/><text:tab/><text:tab/><text:tab/><text:span text:style-name="T22">ii. Modern hardware, software, wearables trends converging for SVR</text:span></text:p>
      <text:p text:style-name="P1"><text:tab/><text:tab/><text:tab/><text:span text:style-name="T5">b. NASA, CMU projects showed SVR feasible, if not practical</text:span></text:p>
      <text:p text:style-name="P1"><text:tab/><text:tab/><text:tab/><text:tab/><text:span text:style-name="T22">i. Former focused on applications in aerospace, emergency personnel, etc.</text:span></text:p>
      <text:p text:style-name="P1"><text:tab/><text:tab/><text:tab/><text:tab/><text:span text:style-name="T22">ii. Latter focused on improving AF extraction</text:span></text:p>
      <text:p text:style-name="P12"><text:tab/><text:tab/><text:tab/>c. Muscles of pharynx involved in all aspects of speech, subvocalization</text:p>
      <text:p text:style-name="P12"><text:tab/><text:tab/><text:tab/><text:tab/><text:span text:style-name="T22">i. Muscles of lips, tongue, pharynx all innervated through glossopharynx</text:span></text:p>
      <text:p text:style-name="P12"><text:tab/><text:tab/><text:tab/><text:tab/><text:span text:style-name="T22">ii. Muscles used in phoneme-specific manners</text:span></text:p>
      <text:p text:style-name="P12"><text:tab/><text:tab/><text:tab/><text:tab/><text:span text:style-name="T22">iii. Muscles often activate during reading</text:span></text:p>
      <text:p text:style-name="P12"><text:tab/><text:tab/><text:tab/><text:tab/><text:span text:style-name="T22">iv. Subvocalization can be subconscious or deliberate</text:span></text:p>
      <text:p text:style-name="P1"><text:tab/><text:tab/><text:tab/><text:span text:style-name="T9">d. Predict phonemes with full vocal EMG data, foundation for full SVR</text:span></text:p>
      <text:p text:style-name="P1"><text:tab/><text:tab/><text:tab/><text:tab/><text:span text:style-name="T22">i. Full vocal emg data can help teach process for SVR</text:span></text:p>
      <text:p text:style-name="P1"><text:tab/><text:tab/>2. Problem domain, project origin, datasets/input</text:p>
      <text:p text:style-name="P2"><text:tab/><text:tab/><text:tab/><text:span text:style-name="T5">a. Producing phonemes involves specific, localized motor unit action potentials</text:span></text:p>
      <text:p text:style-name="P2"><text:tab/><text:tab/><text:tab/><text:tab/><text:span text:style-name="T24">i. MUAP's arise from collections of neurons firing to actuate muscles</text:span></text:p>
      <text:p text:style-name="P2"><text:tab/><text:tab/><text:tab/><text:tab/><text:span text:style-name="T24">ii. Location, width (wavelength) and intensity differentiate MUAP's. </text:span></text:p>
      <text:p text:style-name="P13"><text:tab/><text:tab/><text:tab/>b. AF's help differentiate phonemes and AF's may correlate to MUAP's</text:p>
      <text:p text:style-name="P13"><text:tab/><text:tab/><text:tab/><text:tab/><text:span text:style-name="T24">i. AF's correspond to different actions required to produce phonemes</text:span></text:p>
      <text:p text:style-name="P13"><text:tab/><text:tab/><text:tab/><text:tab/><text:span text:style-name="T24">ii. Distinct actions have distinct patterns of MUAP's</text:span></text:p>
      <text:p text:style-name="P1"><text:tab/><text:tab/><text:tab/><text:span text:style-name="T5">c. Previous work sought to extract AF's from EMG data</text:span></text:p>
      <text:p text:style-name="P1"><text:tab/><text:tab/><text:tab/><text:tab/><text:span text:style-name="T25">i. CMU used audio-synced EMG to design AF extractors </text:span></text:p>
      <text:p text:style-name="P13"><text:tab/><text:tab/><text:tab/>d. EMG data during sub/full-vocalization</text:p>
      <text:p text:style-name="P13"><text:tab/><text:tab/><text:tab/><text:tab/><text:span text:style-name="T25">i. Data generated by R-Pi with 8 bit ADC and surface electrodes</text:span></text:p>
      <text:p text:style-name="P1"><text:tab/><text:tab/>3. Other info necessary for uninformed to understand</text:p>
      <text:p text:style-name="P1"><text:tab/><text:tab/><text:tab/><text:span text:style-name="T5">a. Full/sub-vocalization EMG's differ mostly by intensity, not morphology</text:span></text:p>
      <text:p text:style-name="P1"><text:tab/><text:tab/><text:tab/><text:tab/><text:span text:style-name="T25">i. MUAP's vary by intensity for more intense contractions</text:span></text:p>
      <text:p text:style-name="P1"><text:tab/><text:tab/><text:tab/><text:tab/><text:span text:style-name="T25">ii. Energy spectra should vary more in absolute terms than relative terms</text:span></text:p>
      <text:p text:style-name="P1"><text:tab/><text:tab/><text:tab/><text:span text:style-name="T5">b. Signal should be isomorphic between full/sub, just different noise/signal ratio</text:span></text:p>
      <text:p text:style-name="P1"><text:tab/><text:tab/><text:tab/><text:tab/><text:span text:style-name="T25">i. Wavelet width similar for given kind of contraction</text:span></text:p>
      <text:p text:style-name="P1"><text:tab/><text:tab/><text:tab/><text:tab/><text:span text:style-name="T25">ii. Intensity of wavelet varies with sub/vocal volume</text:span></text:p>
      <text:p text:style-name="P1"><text:tab/><text:tab/><text:tab/><text:tab/><text:span text:style-name="T25">iii. Full vocal signals should have similar shapes, relative E's, diff total E's</text:span></text:p>
      <text:p text:style-name="P12"><text:tab/><text:tab/><text:tab/>c. Full vocal helps overcome low resolution of hardware and noisiness of sEMG</text:p>
      <text:p text:style-name="P12"><text:tab/><text:tab/><text:tab/><text:tab/><text:span text:style-name="T25">i. Higher E should accentuate differences between motions for low res</text:span></text:p>
      <text:p text:style-name="P12"><text:tab/><text:tab/><text:tab/><text:tab/><text:span text:style-name="T25">ii. Noise relatively constant, so higher signal E improves salience</text:span></text:p>
      <text:p text:style-name="P1"><text:tab/><text:tab/><text:tab/><text:span text:style-name="T5">d. Models trained on full vocal EMG is bootstrapping for subvocal recognition</text:span></text:p>
      <text:p text:style-name="P1"><text:tab/><text:tab/><text:tab/><text:tab/><text:span text:style-name="T25">i. Models will learn relative differences, distinctions among phonemes</text:span></text:p>
      <text:p text:style-name="P1"><text:tab/><text:tab/><text:tab/><text:tab/><text:span text:style-name="T25">ii. Lower E in sv signals can be differentiated by well trained model</text:span></text:p>
      <text:p text:style-name="P1"><text:tab/>B. Problem Statement</text:p>
      <text:p text:style-name="P1"><text:tab/><text:tab/>1. Clear definition of problem</text:p>
      <text:p text:style-name="P1"><text:tab/><text:tab/><text:tab/><text:span text:style-name="T5">a. Develop pipeline, feature extraction models to identify phonemes from EMG</text:span></text:p>
      <text:p text:style-name="P1"><text:tab/><text:tab/><text:tab/><text:tab/><text:span text:style-name="T26">i. Extract relevant signal from EMG</text:span></text:p>
      <text:p text:style-name="P1"><text:tab/><text:tab/><text:tab/><text:tab/><text:span text:style-name="T26">ii. Extract phoneme features from signal</text:span></text:p>
      <text:p text:style-name="P1"><text:tab/><text:tab/><text:tab/><text:tab/><text:span text:style-name="T26">iii. Identify phonemes</text:span></text:p>
      <text:p text:style-name="P1"><text:tab/><text:tab/>2. Strategy used to solve</text:p>
      <text:p text:style-name="P1"><text:tab/><text:tab/><text:tab/><text:span text:style-name="T5">a. Record, characterize data </text:span></text:p>
      <text:p text:style-name="P1"><text:soft-page-break/><text:tab/><text:tab/><text:tab/><text:tab/><text:span text:style-name="T26">i. Record EMG data with R-Pi, visualize, do stats</text:span></text:p>
      <text:p text:style-name="P1"><text:tab/><text:tab/><text:tab/><text:tab/><text:span text:style-name="T26">ii. Separability of phonemes in data</text:span></text:p>
      <text:p text:style-name="P1"><text:tab/><text:tab/><text:tab/><text:span text:style-name="T5">b. Transform, characterize post-transform data </text:span></text:p>
      <text:p text:style-name="P1"><text:tab/><text:tab/><text:tab/><text:tab/><text:span text:style-name="T27">i. Use stats to determine distinctness of windows</text:span></text:p>
      <text:p text:style-name="P1"><text:tab/><text:tab/><text:tab/><text:span text:style-name="T5">c. Train, optimize EMG-Phoneme model with no AF's (benchmark)</text:span></text:p>
      <text:p text:style-name="P1"><text:tab/><text:tab/><text:tab/><text:tab/><text:span text:style-name="T27">i. Perform gridsearch for benchmark</text:span></text:p>
      <text:p text:style-name="P12"><text:tab/><text:tab/><text:tab/>d. Train, optimize AF extractor models</text:p>
      <text:p text:style-name="P12"><text:tab/><text:tab/><text:tab/><text:tab/><text:span text:style-name="T27">i. Perform gridsearch for each AF extractor model</text:span></text:p>
      <text:p text:style-name="P1"><text:tab/><text:tab/><text:tab/><text:span text:style-name="T5">e. Train, optimize Phoneme model using inputs from AF extractor models</text:span></text:p>
      <text:p text:style-name="P1"><text:tab/><text:tab/><text:tab/><text:tab/><text:span text:style-name="T27">i. Perform gridsearch for AF-phoneme model, compare to stock</text:span></text:p>
      <text:p text:style-name="P1"><text:tab/><text:tab/>3. Intended solution</text:p>
      <text:p text:style-name="P2"><text:tab/><text:tab/><text:tab/><text:span text:style-name="T5">a. Models specialized in extracting AF's feeding to phoneme prediction model</text:span></text:p>
      <text:p text:style-name="P2"><text:tab/><text:tab/><text:tab/><text:tab/><text:span text:style-name="T27">i. Optimized AF models should markedly improve phoneme model</text:span></text:p>
      <text:p text:style-name="P1"><text:tab/>C. Metrics</text:p>
      <text:p text:style-name="P1"><text:tab/><text:tab/>1. Measuring solution performance</text:p>
      <text:p text:style-name="P1"><text:tab/><text:tab/><text:tab/><text:span text:style-name="T6">a. Benchmark, solution compared via F1, the built-in sklearn 'score()' method.</text:span></text:p>
      <text:p text:style-name="P1"><text:tab/><text:tab/><text:tab/><text:tab/><text:span text:style-name="T27">i. F1 is standard 'score()' method, equally weights precision/recall</text:span></text:p>
      <text:p text:style-name="P1"><text:tab/><text:tab/><text:tab/><text:tab/><text:span text:style-name="T27">ii. Recall is getting true positives, avoiding false negatives</text:span></text:p>
      <text:p text:style-name="P1"><text:tab/><text:tab/><text:tab/><text:tab/><text:span text:style-name="T27">iii. Precision is avoiding false positives</text:span></text:p>
      <text:p text:style-name="P1"><text:tab/><text:tab/>2. Justification using characteristics of problem domain</text:p>
      <text:p text:style-name="P1"><text:tab/><text:tab/><text:tab/><text:span text:style-name="T6">a. Recall and precision of approximately equal concern</text:span></text:p>
      <text:p text:style-name="P1"><text:tab/><text:tab/><text:tab/><text:tab/><text:span text:style-name="T27">i. False pos/neg equally problematic in single phoneme detection</text:span></text:p>
      <text:p text:style-name="P1"><text:tab/><text:tab/><text:tab/><text:tab/><text:span text:style-name="T28">ii. Not clinical or critical setting, so all misses about equal</text:span></text:p>
      <text:p text:style-name="P1"><text:tab/><text:tab/><text:tab/><text:span text:style-name="T6">b. Higher-level recognition models handle relative probabilities</text:span></text:p>
      <text:p text:style-name="P1"><text:tab/><text:tab/><text:tab/><text:tab/><text:span text:style-name="T7">i. Recognition models can compensate for both low recall and precision</text:span></text:p>
      <text:p text:style-name="P1"><text:tab/><text:tab/><text:tab/><text:tab/><text:span text:style-name="T21">ii. Relative predicted probability mostly unaffected by low F1</text:span></text:p>
      <text:p text:style-name="P1"><text:tab/><text:tab/><text:tab/><text:tab/><text:span text:style-name="T28">iii. Speech models can compensate for mis-ordered relative probs</text:span></text:p>
      <text:p text:style-name="P1">II. Analysis</text:p>
      <text:p text:style-name="P1"><text:tab/>A. Data Exploration</text:p>
      <text:p text:style-name="P1"><text:tab/><text:tab/>1. <text:span text:style-name="T1">Dataset origin, basic verbal description</text:span></text:p>
      <text:p text:style-name="P1"><text:tab/><text:tab/><text:tab/><text:span text:style-name="T7">a. Describe EMG recording procedure</text:span></text:p>
      <text:p text:style-name="P1"><text:tab/><text:tab/><text:tab/><text:tab/><text:span text:style-name="T28">i. PCF8591 8-bit ADC, differential mode, no PGA, 2 monopole electrodes</text:span></text:p>
      <text:p text:style-name="P1"><text:tab/><text:tab/><text:tab/><text:tab/><text:span text:style-name="T28">ii. Electrodes placed laterally near pharynx on neck, both on right</text:span></text:p>
      <text:p text:style-name="P1"><text:tab/><text:tab/><text:tab/><text:tab/><text:span text:style-name="T28">iii. Word entered as file name, 'enter' to begin, sub/vocalized, ctrl-x to end</text:span></text:p>
      <text:p text:style-name="P1"><text:tab/><text:tab/><text:tab/><text:tab/><text:span text:style-name="T28">iv. Repeat</text:span></text:p>
      <text:p text:style-name="P1"><text:tab/><text:tab/><text:tab/><text:span text:style-name="T7">b. Describe where words, phonemes, AF's obtained</text:span></text:p>
      <text:p text:style-name="P1"><text:tab/><text:tab/><text:tab/><text:tab/><text:span text:style-name="T28">i. Random words generated online, state their number</text:span></text:p>
      <text:p text:style-name="P1"><text:tab/><text:tab/><text:tab/><text:tab/><text:span text:style-name="T28">ii. Words broken into phonemes by nltk's cmudict</text:span></text:p>
      <text:p text:style-name="P1"><text:tab/><text:tab/><text:tab/><text:tab/><text:span text:style-name="T29">iii. AF's assigned to basic phonemes based on Rasipuram 2016</text:span></text:p>
      <text:p text:style-name="P1"><text:tab/><text:tab/><text:tab/><text:span text:style-name="T7">b. Present sample of tabulated and graphed raw EMG</text:span></text:p>
      <text:p text:style-name="P1"><text:tab/><text:tab/><text:tab/><text:tab/><text:span text:style-name="T29">i. EMG recorded as simple csv file </text:span></text:p>
      <text:p text:style-name="P1"><text:tab/><text:tab/><text:tab/><text:tab/><text:span text:style-name="T29">ii. Graph shows wordwise distinct signals, phonemic patterns apparent</text:span></text:p>
      <text:p text:style-name="P1"><text:tab/><text:tab/><text:tab/><text:span text:style-name="T7">c. Present words used, sample of phonemes, AF's from them</text:span></text:p>
      <text:p text:style-name="P1"><text:tab/><text:tab/><text:tab/><text:tab/><text:span text:style-name="T29">i. Refer to appendix with list of words</text:span></text:p>
      <text:p text:style-name="P1"><text:tab/><text:tab/><text:tab/><text:tab/><text:span text:style-name="T29">ii. Show sample of words→ phonemes, refer to full appendix</text:span></text:p>
      <text:p text:style-name="P1"><text:tab/><text:tab/><text:tab/><text:tab/><text:span text:style-name="T29">iii. Refer to table of phonemes, AF's in appendix</text:span></text:p>
      <text:p text:style-name="P14"><text:tab/><text:tab/>2. Dataset statistics (size, num files, basic stats)</text:p>
      <text:p text:style-name="P3"><text:tab/><text:tab/><text:tab/><text:span text:style-name="T7">a. Present number of files, total size, duration</text:span></text:p>
      <text:p text:style-name="P3"><text:tab/><text:tab/><text:tab/><text:tab/><text:span text:style-name="T30">i. Total number of EMG files, total size, average size, duration</text:span></text:p>
      <text:p text:style-name="P3"><text:soft-page-break/></text:p>
      <text:p text:style-name="P3"><text:tab/><text:tab/><text:tab/><text:span text:style-name="T7">b. Present basic stats about EMG data (mean V, std, etc.)</text:span></text:p>
      <text:p text:style-name="P3"><text:tab/><text:tab/><text:tab/><text:tab/><text:span text:style-name="T30">i. Present avg/range/std of v, avg/range/std of duration for all files</text:span></text:p>
      <text:p text:style-name="P3"><text:tab/><text:tab/><text:tab/><text:tab/><text:span text:style-name="T30">ii. Compare some individual files this way too</text:span></text:p>
      <text:p text:style-name="P14"><text:tab/><text:tab/>3. Abnormalities, particularities in data.</text:p>
      <text:p text:style-name="P1"><text:tab/><text:tab/><text:tab/><text:span text:style-name="T7">a. Discuss extraction of useful info from EMG data</text:span></text:p>
      <text:p text:style-name="P1"><text:tab/><text:tab/><text:tab/><text:tab/><text:span text:style-name="T15">i. sEMG subject to subdermal resonance, interference</text:span></text:p>
      <text:p text:style-name="P1"><text:tab/><text:tab/><text:tab/><text:tab/><text:span text:style-name="T15">ii. Line resonance/interference</text:span></text:p>
      <text:p text:style-name="P1"><text:tab/><text:tab/><text:tab/><text:tab/><text:span text:style-name="T15">iii. Placement variation</text:span></text:p>
      <text:p text:style-name="P1"><text:tab/><text:tab/><text:tab/><text:tab/><text:span text:style-name="T15">iv. Daily biological fluctuations</text:span></text:p>
      <text:p text:style-name="P1"><text:tab/><text:tab/><text:tab/><text:span text:style-name="T8">b. Discuss low ADC resolution, small operating voltage window</text:span></text:p>
      <text:p text:style-name="P1"><text:tab/><text:tab/><text:tab/><text:tab/><text:span text:style-name="T15">i. 8-bit differential voltage → 256 levels of voltage distinction</text:span></text:p>
      <text:p text:style-name="P1"><text:tab/><text:tab/><text:tab/><text:tab/><text:span text:style-name="T15">ii. ~600Hz sampling rate makes transient 1kHz+ signals difficult to sense</text:span></text:p>
      <text:p text:style-name="P1"><text:tab/><text:tab/><text:tab/><text:tab/><text:span text:style-name="T15">iii. No programmable op-amp for using full v range, limited to about 50%</text:span></text:p>
      <text:p text:style-name="P1"><text:tab/><text:tab/><text:tab/><text:span text:style-name="T7">b. Discuss simplification of phoneme diversity</text:span></text:p>
      <text:p text:style-name="P1"><text:tab/><text:tab/><text:tab/><text:tab/><text:span text:style-name="T14">i. Nltk has many more phonemes than the paper has AF's</text:span></text:p>
      <text:p text:style-name="P1"><text:tab/><text:tab/><text:tab/><text:tab/><text:span text:style-name="T23">ii. Would need to improvise AF's for less common phonemes not in paper</text:span></text:p>
      <text:p text:style-name="P16"><text:tab/><text:tab/><text:tab/>c. Mention missing 'raspy-1' file, no phoneme entries for direful/wrathful</text:p>
      <text:p text:style-name="P1"><text:tab/><text:tab/><text:tab/><text:tab/><text:span text:style-name="T23">i. 'raspy-1' wasn't recorded</text:span></text:p>
      <text:p text:style-name="P1"><text:tab/><text:tab/><text:tab/><text:tab/><text:span text:style-name="T23">ii. Direful/wrathful 2,3 weren't recorded after realizing nltk lacks them</text:span></text:p>
      <text:p text:style-name="P1"><text:tab/>B. Exploratory Visualization</text:p>
      <text:p text:style-name="P14"><text:tab/><text:tab/>1. Visualizing a relevant characteristic</text:p>
      <text:p text:style-name="P1"><text:tab/><text:tab/><text:tab/><text:span text:style-name="T8">a. Wavelet Transform graphs</text:span></text:p>
      <text:p text:style-name="P16"><text:tab/><text:tab/><text:tab/><text:tab/>i. Different samples of single word</text:p>
      <text:p text:style-name="P1"><text:tab/><text:tab/><text:tab/><text:tab/><text:span text:style-name="T8">ii. Compare a few different words this way</text:span></text:p>
      <text:p text:style-name="P14"><text:tab/><text:tab/>2. Analyze, discuss visual, relevance</text:p>
      <text:p text:style-name="P15"><text:tab/><text:tab/><text:tab/><text:span text:style-name="T30">a. Shows localization of spectral energy in time and wavelet frequency</text:span></text:p>
      <text:p text:style-name="P17"><text:tab/><text:tab/><text:tab/><text:tab/><text:span text:style-name="T30">i. Different colors = different phases (+/-) of continuous waves</text:span></text:p>
      <text:p text:style-name="P17"><text:tab/><text:tab/><text:tab/><text:tab/><text:span text:style-name="T30">ii. Color intensity = amplitude, X</text:span></text:p>
      <text:p text:style-name="P17"><text:tab/><text:tab/><text:tab/><text:tab/><text:span text:style-name="T31">iii. X axis = duration of file</text:span></text:p>
      <text:p text:style-name="P17"><text:tab/><text:tab/><text:tab/><text:tab/><text:span text:style-name="T30">iv. Y axis = width of wavelets</text:span></text:p>
      <text:p text:style-name="P17"><text:tab/><text:tab/><text:tab/><text:tab/><text:span text:style-name="T30">v. Energy carried by particular wave width = |X|^2</text:span></text:p>
      <text:p text:style-name="P1"><text:tab/><text:tab/><text:tab/><text:span text:style-name="T30">b. Variation apparent within word</text:span></text:p>
      <text:p text:style-name="P1"><text:tab/><text:tab/><text:tab/><text:tab/><text:span text:style-name="T30">i. Wavelets vary in density, width with phonemes</text:span></text:p>
      <text:p text:style-name="P1"><text:tab/><text:tab/><text:tab/><text:span text:style-name="T30">c. Words appear different, different samples appear similar </text:span></text:p>
      <text:p text:style-name="P1"><text:tab/><text:tab/><text:tab/><text:tab/><text:span text:style-name="T30">i. Similar patterns between samples for same word </text:span></text:p>
      <text:p text:style-name="P1"><text:tab/><text:tab/><text:tab/><text:tab/><text:span text:style-name="T30">ii. Different words have varying patterns of density, widths</text:span></text:p>
      <text:p text:style-name="P16"><text:tab/><text:tab/><text:tab/>d. Spectral energy distribution correlates to underlying MUAP's</text:p>
      <text:p text:style-name="P16"><text:tab/><text:tab/><text:tab/><text:tab/><text:span text:style-name="T31">i. MUAP's vary in width, location, timing</text:span></text:p>
      <text:p text:style-name="P16"><text:tab/><text:tab/><text:tab/><text:tab/><text:span text:style-name="T31">ii. Apparent variation in WT graphs should reflect MUAP's</text:span></text:p>
      <text:p text:style-name="P16"><text:tab/><text:tab/><text:tab/><text:tab/><text:span text:style-name="T31">iii. Energy spectrum from WT should correlate to MUAP's</text:span></text:p>
      <text:p text:style-name="P1"><text:tab/><text:tab/><text:tab/><text:span text:style-name="T9">e. Underlying MUAP's correlate to actions required to produce each phoneme</text:span></text:p>
      <text:p text:style-name="P1"><text:tab/><text:tab/><text:tab/><text:tab/><text:span text:style-name="T31">i. WT variation reflects MUAP variation for different actions</text:span></text:p>
      <text:p text:style-name="P1"><text:tab/><text:tab/><text:tab/><text:tab/><text:span text:style-name="T31">ii. Expect MUAP's to vary or be similar depending on AF's and phoneme</text:span></text:p>
      <text:p text:style-name="P1"><text:tab/><text:tab/><text:tab/><text:span text:style-name="T19">f. Unique actions required to produce each phoneme differentiates them</text:span></text:p>
      <text:p text:style-name="P7"><text:tab/><text:tab/><text:tab/><text:tab/><text:span text:style-name="T31">i. Different muscle actions required to produce different AF's</text:span></text:p>
      <text:p text:style-name="P7"><text:tab/><text:tab/><text:tab/><text:tab/><text:span text:style-name="T31">ii. Different AF's distinguish phonemes</text:span></text:p>
      <text:p text:style-name="P1"><text:tab/>C. Algorithms and Techniques</text:p>
      <text:p text:style-name="P14"><text:tab/><text:tab/>1. Algorithms used, default parameters/variables</text:p>
      <text:p text:style-name="P1"><text:soft-page-break/><text:tab/><text:tab/><text:tab/><text:span text:style-name="T9">a. CWT, ricker wavelet, wavelet widths</text:span></text:p>
      <text:p text:style-name="P1"><text:tab/><text:tab/><text:tab/><text:tab/><text:span text:style-name="T31">i. 50 widths from 0.01 to 10 used, about 20us to 20ms duration</text:span></text:p>
      <text:p text:style-name="P7"><text:tab/><text:tab/><text:tab/><text:span text:style-name="T31">b. Word splitting, AF building, word-window correlation</text:span></text:p>
      <text:p text:style-name="P7"><text:tab/><text:tab/><text:tab/><text:tab/><text:span text:style-name="T31">i. Words split into phonemes with cmudict</text:span></text:p>
      <text:p text:style-name="P7"><text:tab/><text:tab/><text:tab/><text:tab/><text:span text:style-name="T31">ii. Frames of labels built using AF vectors, phonemes</text:span></text:p>
      <text:p text:style-name="P7"><text:tab/><text:tab/><text:tab/><text:tab/><text:span text:style-name="T31">iii. Number of phonemes in word becomes number of EMG windows</text:span></text:p>
      <text:p text:style-name="P1"><text:tab/><text:tab/><text:tab/><text:span text:style-name="T31">c. Windowed spectral energy summation</text:span></text:p>
      <text:p text:style-name="P1"><text:tab/><text:tab/><text:tab/><text:tab/><text:span text:style-name="T31">i. WT'd EMG data segmented by number of phonemes in file</text:span></text:p>
      <text:p text:style-name="P1"><text:tab/><text:tab/><text:tab/><text:tab/><text:span text:style-name="T31">ii. Equal segmentation sizes for particular file (give example)</text:span></text:p>
      <text:p text:style-name="P1"><text:tab/><text:tab/><text:tab/><text:tab/><text:span text:style-name="T31">iii. Each WT width summed with others of same width in same window</text:span></text:p>
      <text:p text:style-name="P18"><text:tab/><text:tab/><text:tab/><text:tab/><text:span text:style-name="T31">iv. Absolute value, simple sum taken columnwise (WT width) in window<text:tab/><text:tab/></text:span></text:p>
      <text:p text:style-name="P18"><text:tab/><text:tab/><text:tab/><text:tab/><text:span text:style-name="T31">v. Various window sizes depending on file, number of phonemes</text:span></text:p>
      <text:p text:style-name="P18"><text:tab/><text:tab/><text:tab/><text:tab/><text:span text:style-name="T31">vi. Single row returned per window, with length = number of WT widths</text:span></text:p>
      <text:p text:style-name="P18"><text:tab/><text:tab/><text:tab/>d. Scaling, Norming, dimension reduction (PCA) of spectral energy windows</text:p>
      <text:p text:style-name="P18"><text:tab/><text:tab/><text:tab/><text:tab/><text:span text:style-name="T32">i. Find the most variable energy spectra with PCA, n_comp = 10</text:span></text:p>
      <text:p text:style-name="P18"><text:tab/><text:tab/><text:tab/><text:tab/><text:span text:style-name="T32">ii. Scale to unit variance column-wise</text:span></text:p>
      <text:p text:style-name="P18"><text:tab/><text:tab/><text:tab/><text:tab/><text:span text:style-name="T32">iii. Scale to unit vector row-wise</text:span></text:p>
      <text:p text:style-name="P1"><text:tab/><text:tab/><text:tab/><text:span text:style-name="T9">e. MLPC's for AF extraction, phoneme models</text:span></text:p>
      <text:p text:style-name="P1"><text:tab/><text:tab/><text:tab/><text:tab/><text:span text:style-name="T32">i. Unique MLPC for each AF column</text:span></text:p>
      <text:p text:style-name="P1"><text:tab/><text:tab/><text:tab/><text:tab/><text:span text:style-name="T32">ii. Processed EMG input, AF output for AFE's</text:span></text:p>
      <text:p text:style-name="P1"><text:tab/><text:tab/><text:tab/><text:tab/><text:span text:style-name="T32">iii. Pho model uses EMG+AF inputs, phoneme outputs</text:span></text:p>
      <text:p text:style-name="P1"><text:tab/><text:tab/><text:tab/><text:tab/><text:span text:style-name="T32">iv. Pho model uses imperfect AFE-generated AF's as inputs in train/test</text:span></text:p>
      <text:p text:style-name="P1"><text:tab/><text:tab/><text:tab/><text:span text:style-name="T9">f. Gridsearch for AF extractor, phoneme models</text:span></text:p>
      <text:p text:style-name="P1"><text:tab/><text:tab/><text:tab/><text:tab/><text:span text:style-name="T32">i. Layersizes – 60/90, 2-9 layers</text:span></text:p>
      <text:p text:style-name="P1"><text:tab/><text:tab/><text:tab/><text:tab/><text:span text:style-name="T32">ii. Alphas – 1e-9, 1e-3, 1, 1000</text:span></text:p>
      <text:p text:style-name="P1"><text:tab/><text:tab/><text:span text:style-name="T1">2. Discuss, justify algorithms</text:span></text:p>
      <text:p text:style-name="P1"><text:tab/><text:tab/><text:tab/><text:span text:style-name="T9">a. Extracts non-stationary waves from data </text:span></text:p>
      <text:p text:style-name="P1"><text:tab/><text:tab/><text:tab/><text:tab/><text:span text:style-name="T33">i. Localizes transient waves in time, by frequency</text:span></text:p>
      <text:p text:style-name="P1"><text:tab/><text:tab/><text:tab/><text:tab/><text:span text:style-name="T33">ii. Better than FFT when wavelet shape close to signal wave (MUAP's)</text:span></text:p>
      <text:p text:style-name="P8"><text:tab/><text:tab/><text:tab/><text:span text:style-name="T34">b. Breaks words into phonemes and their AF's, essentially labels data</text:span></text:p>
      <text:p text:style-name="P20"><text:tab/><text:tab/><text:tab/><text:tab/><text:span text:style-name="T34">i. Phonemes give smaller target labels to train on than whole words</text:span></text:p>
      <text:p text:style-name="P20"><text:tab/><text:tab/><text:tab/><text:tab/><text:span text:style-name="T34">ii. AF's Enable finding of commonalities between different phonemes</text:span></text:p>
      <text:p text:style-name="P20"><text:tab/><text:tab/><text:tab/><text:tab/><text:span text:style-name="T34">iii. AF's give us a few 'hooks' to tie signal phoneme information to</text:span></text:p>
      <text:p text:style-name="P1"><text:tab/><text:tab/><text:tab/><text:span text:style-name="T34">c. Discretizes files into approximately phoneme-sized bins, reduces dimensions</text:span></text:p>
      <text:p text:style-name="P1"><text:tab/><text:tab/><text:tab/><text:tab/><text:span text:style-name="T33">i. Reduces num of EMG rows to num of phonemes</text:span></text:p>
      <text:p text:style-name="P1"><text:tab/><text:tab/><text:tab/><text:tab/><text:span text:style-name="T33">ii. 1-to-1 row number needed for MLPC</text:span></text:p>
      <text:p text:style-name="P1"><text:tab/><text:tab/><text:tab/><text:tab/><text:span text:style-name="T33">iii. Accentuates cumulative spectral energy differences b/w phonemes</text:span></text:p>
      <text:p text:style-name="P1"><text:tab/><text:tab/><text:tab/><text:span text:style-name="T10">d. Regularizes features, balances inputs for ANN's</text:span></text:p>
      <text:p text:style-name="P1"><text:tab/><text:tab/><text:tab/><text:tab/><text:span text:style-name="T34">i. PCA increases signal-to-noise</text:span></text:p>
      <text:p text:style-name="P1"><text:tab/><text:tab/><text:tab/><text:tab/><text:span text:style-name="T34">ii. Reduces chances of network becoming biased toward larger values</text:span></text:p>
      <text:p text:style-name="P1"><text:tab/><text:tab/><text:tab/><text:tab/><text:span text:style-name="T34">iii. Each sample effectively becomes weighted equally</text:span></text:p>
      <text:p text:style-name="P1"><text:tab/><text:tab/><text:tab/><text:span text:style-name="T10">e. ANN learns complex interplay of preconditions for extracting info</text:span></text:p>
      <text:p text:style-name="P1"><text:tab/><text:tab/><text:tab/><text:tab/><text:span text:style-name="T34">i. Given enough complexity, ANN's can reconstruct any function</text:span></text:p>
      <text:p text:style-name="P1"><text:tab/><text:tab/><text:tab/><text:tab/><text:span text:style-name="T35">ii. EMG-Phoneme relation noisy, conditional, fuzzy—ANN's excel here</text:span></text:p>
      <text:p text:style-name="P1"><text:tab/><text:tab/><text:tab/><text:tab/><text:span text:style-name="T34">ii. ANN could approximate functions of human auditory neural circuits</text:span></text:p>
      <text:p text:style-name="P1"><text:tab/><text:tab/><text:tab/><text:span text:style-name="T10">f. Identifies local (if not global) optimum of model parameters</text:span></text:p>
      <text:p text:style-name="P1"><text:tab/><text:tab/><text:tab/><text:tab/><text:span text:style-name="T35">i. Gridsearch finds more optimal params than default settings</text:span></text:p>
      <text:p text:style-name="P1"><text:tab/><text:tab/><text:tab/><text:tab/><text:span text:style-name="T35">ii. Prevents more manual method of tweaking params to improve model</text:span></text:p>
      <text:p text:style-name="P14"><text:tab/><text:tab/>3. Clarify how algorithms handle data</text:p>
      <text:p text:style-name="P1"><text:soft-page-break/><text:tab/><text:tab/><text:tab/><text:span text:style-name="T10">a. Like FFT, but models data as sum of transient rather than ongoing waves</text:span></text:p>
      <text:p text:style-name="P1"><text:tab/><text:tab/><text:tab/><text:tab/><text:span text:style-name="T35">i. WT attempts decomposition of voltage signal into wavelets</text:span></text:p>
      <text:p text:style-name="P1"><text:tab/><text:tab/><text:tab/><text:tab/><text:span text:style-name="T36">ii. Result is value of each wavelet width for each input datapoint</text:span></text:p>
      <text:p text:style-name="P9"><text:tab/><text:tab/><text:tab/><text:span text:style-name="T36">b. NLTK returns phonemes for passed word, paper referenced to assign AF's</text:span></text:p>
      <text:p text:style-name="P9"><text:tab/><text:tab/><text:tab/><text:tab/><text:span text:style-name="T36">i. cmudict dictionary with words as keys, lists of phonemes as values</text:span></text:p>
      <text:p text:style-name="P9"><text:tab/><text:tab/><text:tab/><text:tab/><text:span text:style-name="T36">ii. We pass in a word, compose a dataframe of phonemes, AF's</text:span></text:p>
      <text:p text:style-name="P1"><text:tab/><text:tab/><text:tab/><text:span text:style-name="T36">c. Sums up absolute values of amplitude for each wavelet frequency in window</text:span></text:p>
      <text:p text:style-name="P1"><text:tab/><text:tab/><text:tab/><text:tab/><text:span text:style-name="T36">i. Find indexes for num of windows equal to num phonemes</text:span></text:p>
      <text:p text:style-name="P1"><text:tab/><text:tab/><text:tab/><text:tab/><text:span text:style-name="T36">ii. Windows are equal sizes for given file; different for different files</text:span></text:p>
      <text:p text:style-name="P1"><text:tab/><text:tab/><text:tab/><text:tab/><text:span text:style-name="T36">ii. Sum up abs val of each column for all points in each window</text:span></text:p>
      <text:p text:style-name="P1"><text:tab/><text:tab/><text:tab/><text:tab/><text:span text:style-name="T36">iii. Yields sum of abs val of amplitude for each wavelet width </text:span></text:p>
      <text:p text:style-name="P1"><text:tab/><text:tab/><text:tab/><text:tab/><text:span text:style-name="T36">iv. One set of sums found per window</text:span></text:p>
      <text:p text:style-name="P19"><text:tab/><text:tab/><text:tab/>d. Col-wise scaled to unit variance, rowwise scaled to unit length, <text:span text:style-name="T36">50</text:span>-&gt;10 dims</text:p>
      <text:p text:style-name="P19"><text:tab/><text:tab/><text:tab/><text:tab/><text:span text:style-name="T36">i. Mean, std found for each column of processed data</text:span></text:p>
      <text:p text:style-name="P19"><text:tab/><text:tab/><text:tab/><text:tab/><text:span text:style-name="T36">ii. Mean becomes new zero, variance-scaled diff w mean is new value</text:span></text:p>
      <text:p text:style-name="P19"><text:tab/><text:tab/><text:tab/><text:tab/><text:span text:style-name="T36">iii. Rows treated as vectors, euclidean length calculated</text:span></text:p>
      <text:p text:style-name="P19"><text:tab/><text:tab/><text:tab/><text:tab/><text:span text:style-name="T36">iv. Values in row recalculated to keep proportions but unit vector length</text:span></text:p>
      <text:p text:style-name="P19"><text:tab/><text:tab/><text:tab/><text:tab/><text:span text:style-name="T36">v. PCA reduces input features from 50 to 10</text:span></text:p>
      <text:p text:style-name="P19"><text:tab/><text:tab/><text:tab/><text:tab/><text:span text:style-name="T36">vi. PCA finds axes within data parallel to direction of greatest variation</text:span></text:p>
      <text:p text:style-name="P1"><text:tab/><text:tab/><text:tab/><text:span text:style-name="T10">e. ANN weights systematically tuned to reduce error function upon X, y</text:span></text:p>
      <text:p text:style-name="P1"><text:tab/><text:tab/><text:tab/><text:tab/><text:span text:style-name="T37">i. MLPC uses X as inputs, y as outputs</text:span></text:p>
      <text:p text:style-name="P1"><text:tab/><text:tab/><text:tab/><text:tab/><text:span text:style-name="T37">ii. Uses an error function, error propagation techniques to tune weights</text:span></text:p>
      <text:p text:style-name="P1"><text:tab/><text:tab/><text:tab/><text:tab/><text:span text:style-name="T37">iii. Derivation used to find direction of weight-tuning that mins error</text:span></text:p>
      <text:p text:style-name="P1"><text:tab/><text:tab/><text:tab/><text:tab/><text:span text:style-name="T37">iv. Error min process repeated iteratively for different layers</text:span></text:p>
      <text:p text:style-name="P1"><text:tab/><text:tab/><text:tab/><text:tab/><text:span text:style-name="T37">v. Process repeated several times (n_iterations) for whole network</text:span></text:p>
      <text:p text:style-name="P1"><text:tab/><text:tab/><text:tab/><text:span text:style-name="T10">f. CV's multiple models simultaneously using all permutations of passed params</text:span></text:p>
      <text:p text:style-name="P1"><text:tab/><text:tab/><text:tab/><text:tab/><text:span text:style-name="T37">i. Takes advantage of multi core CPU to CV multiple models</text:span></text:p>
      <text:p text:style-name="P1"><text:tab/><text:tab/><text:tab/><text:tab/><text:span text:style-name="T37">ii. Makes train-test splits, tests permutations of params on model</text:span></text:p>
      <text:p text:style-name="P1"><text:tab/><text:tab/><text:tab/><text:tab/><text:span text:style-name="T37">iii. CV done independently for each permutation, using refs to same data </text:span></text:p>
      <text:p text:style-name="P1"><text:tab/><text:tab/><text:tab/><text:tab/><text:span text:style-name="T37">iv. Like normal CV, but with lots of diff params and in parallel</text:span></text:p>
      <text:p text:style-name="P1"><text:tab/>D. Benchmark</text:p>
      <text:p text:style-name="P1"><text:tab/><text:tab/><text:span text:style-name="T1">1. Define benchmark to compare solutions to</text:span></text:p>
      <text:p text:style-name="P1"><text:tab/><text:tab/><text:tab/><text:span text:style-name="T11">a. No-AF phoneme model, uses only processed EMG, ~11% in test</text:span></text:p>
      <text:p text:style-name="P1"><text:tab/><text:tab/><text:tab/><text:tab/><text:span text:style-name="T37">i. Illustrates how well MLPC can extract phoneme info from EMG</text:span></text:p>
      <text:p text:style-name="P1"><text:tab/><text:tab/><text:span text:style-name="T1">2. Clarify, justify benchmark's value</text:span></text:p>
      <text:p text:style-name="P1"><text:tab/><text:tab/><text:tab/><text:span text:style-name="T11">a. Represents single ANN attempting to extract all info by itself</text:span></text:p>
      <text:p text:style-name="P1"><text:tab/><text:tab/><text:tab/><text:tab/><text:span text:style-name="T37">i. Model unlikely to find key commonalities/differences on its own</text:span></text:p>
      <text:p text:style-name="P1"><text:tab/><text:tab/><text:tab/><text:tab/><text:span text:style-name="T37">ii. Model may nonetheless find info about phonemes better than chance</text:span></text:p>
      <text:p text:style-name="P1"><text:tab/><text:tab/><text:tab/><text:tab/><text:span text:style-name="T37">iii. Only missing 'injected' linguistic domain knowledge (AF's)</text:span></text:p>
      <text:p text:style-name="P1"><text:tab/><text:tab/><text:tab/><text:span text:style-name="T11">b. Illustrates utility of specialized ANN's as feature extractors, final predictor</text:span></text:p>
      <text:p text:style-name="P10"><text:tab/><text:tab/><text:tab/><text:tab/><text:span text:style-name="T37">i. ANN's can get really good at a few things, but not many at once</text:span></text:p>
      <text:p text:style-name="P10"><text:tab/><text:tab/><text:tab/><text:tab/><text:span text:style-name="T37">ii. Model represents less specialized, more naive approach</text:span></text:p>
      <text:p text:style-name="P22"><text:tab/><text:tab/><text:tab/><text:tab/>iii. Model operates on EMG data directly to predict phonemes</text:p>
      <text:p text:style-name="P1"><text:tab/><text:tab/><text:tab/><text:tab/><text:span text:style-name="T37">iv. Absence of AF's should show value of AF's in final solution model</text:span></text:p>
      <text:p text:style-name="P1"><text:tab/><text:tab/><text:tab/></text:p>
      <text:p text:style-name="P1">III. Methodology</text:p>
      <text:p text:style-name="P1"><text:tab/>A. Data Preprocessing</text:p>
      <text:p text:style-name="P1"><text:tab/><text:tab/><text:span text:style-name="T1">1. Document all preprocessing steps</text:span></text:p>
      <text:p text:style-name="P1"><text:tab/><text:tab/><text:tab/><text:span text:style-name="T12">a. Wavelet Transform</text:span></text:p>
      <text:p text:style-name="P1"><text:soft-page-break/><text:tab/><text:tab/><text:tab/><text:tab/><text:span text:style-name="T13">i. Extracts transient wave signal corresponding to MUAP</text:span></text:p>
      <text:p text:style-name="P1"><text:tab/><text:tab/><text:tab/><text:span text:style-name="T12">b. EMG data windowing, wavelet-based summation</text:span></text:p>
      <text:p text:style-name="P1"><text:tab/><text:tab/><text:tab/><text:tab/><text:span text:style-name="T14">i. Rows within window designed, summed by wavelet width</text:span></text:p>
      <text:p text:style-name="P1"><text:tab/><text:tab/><text:tab/><text:span text:style-name="T12">c. NLTK library used to split words, research paper used for AF generation</text:span></text:p>
      <text:p text:style-name="P4"><text:tab/><text:tab/><text:tab/><text:tab/><text:span text:style-name="T15">i. AF vectors built for each phoneme by custom function</text:span></text:p>
      <text:p text:style-name="P4"><text:tab/><text:tab/><text:tab/><text:tab/><text:span text:style-name="T15">ii. Nltk, AF builder called for each word</text:span></text:p>
      <text:p text:style-name="P1"><text:tab/><text:tab/><text:tab/><text:span text:style-name="T12">d. Sklearn's scale, normalize, PCA methods used</text:span></text:p>
      <text:p text:style-name="P1"><text:tab/><text:tab/><text:tab/><text:tab/><text:span text:style-name="T38">i. PCA → Scale → Normalize</text:span></text:p>
      <text:p text:style-name="P1"><text:tab/><text:tab/><text:tab/><text:span text:style-name="T15">e. Inputs to phoneme model are AF model outputs</text:span></text:p>
      <text:p text:style-name="P1"><text:tab/><text:tab/><text:tab/><text:tab/><text:span text:style-name="T15">i. AF labels numeralized, one-hot encoded before phoneme model</text:span></text:p>
      <text:p text:style-name="P1"><text:tab/><text:tab/><text:span text:style-name="T1">2. Discuss addressing of abnormalities, particularities</text:span></text:p>
      <text:p text:style-name="P5"><text:tab/><text:tab/><text:tab/><text:span text:style-name="T14">a. Compensates for low v resolution by inferring from v relationships</text:span></text:p>
      <text:p text:style-name="P5"><text:tab/><text:tab/><text:tab/><text:tab/><text:span text:style-name="T14">i. Eliminates most Gaussian noise, cross-talk, and stationary waves</text:span></text:p>
      <text:p text:style-name="P5"><text:tab/><text:tab/><text:tab/><text:span text:style-name="T14">b. Compensates for low v, t resolution by integrating over time</text:span></text:p>
      <text:p text:style-name="P5"><text:tab/><text:tab/><text:tab/><text:tab/><text:span text:style-name="T14">i. Accentuates cumulative energy diffs b/w phonemes on 10-100ms scale</text:span></text:p>
      <text:p text:style-name="P5"><text:tab/><text:tab/><text:tab/><text:span text:style-name="T14">c. <text:s/>Try/except used to ignore missing files </text:span></text:p>
      <text:p text:style-name="P5"><text:tab/><text:tab/><text:tab/><text:tab/><text:span text:style-name="T14">i. Most common phoneme/AF variants used</text:span></text:p>
      <text:p text:style-name="P21"><text:tab/><text:tab/><text:tab/><text:tab/>ii. Reduces total output classes</text:p>
      <text:p text:style-name="P21"><text:tab/><text:tab/><text:tab/><text:tab/>iii. Only basic phoneme variants with AF's in paper used </text:p>
      <text:p text:style-name="P5"><text:tab/><text:tab/><text:tab/><text:tab/><text:span text:style-name="T14">iv. Phoneme variants from nltk cast to simplest/most common variant</text:span></text:p>
      <text:p text:style-name="P5"><text:tab/><text:tab/><text:tab/><text:span text:style-name="T14">d. Helps regularize ANN training, smooth minor EMG noise/variation</text:span></text:p>
      <text:p text:style-name="P5"><text:tab/><text:tab/><text:tab/><text:tab/><text:span text:style-name="T15">i. Reduces systematic differential frequency distortion</text:span></text:p>
      <text:p text:style-name="P5"><text:tab/><text:tab/><text:tab/><text:tab/><text:span text:style-name="T15">ii. Reduces effects of any transient systematic interference</text:span></text:p>
      <text:p text:style-name="P5"><text:tab/><text:tab/><text:tab/><text:tab/></text:p>
      <text:p text:style-name="P1"><text:tab/>B. Implementation</text:p>
      <text:p text:style-name="P1"><text:tab/><text:tab/><text:span text:style-name="T2">1. Document process of using algorithms, techniques, and metrics for data as-used</text:span></text:p>
      <text:p text:style-name="P1"><text:tab/><text:tab/><text:tab/><text:span text:style-name="T15">a. Dictionary built with words, raw EMG dataframes from all series</text:span></text:p>
      <text:p text:style-name="P1"><text:tab/><text:tab/><text:tab/><text:tab/><text:span text:style-name="T39">i. Original list of random words becomes keys</text:span></text:p>
      <text:p text:style-name="P1"><text:tab/><text:tab/><text:tab/><text:tab/><text:span text:style-name="T39">ii. Dataframes loaded with csv data from EMG recording files</text:span></text:p>
      <text:p text:style-name="P1"><text:tab/><text:tab/><text:tab/><text:tab/><text:span text:style-name="T39">iii. Dataframes become values, words are keys</text:span></text:p>
      <text:p text:style-name="P1"><text:tab/><text:tab/><text:tab/><text:span text:style-name="T16">b. Dictionary built with words, labels dataframes for each instance of word</text:span></text:p>
      <text:p text:style-name="P1"><text:tab/><text:tab/><text:tab/><text:tab/><text:span text:style-name="T39">i. Word list → keys of dictionary</text:span></text:p>
      <text:p text:style-name="P1"><text:tab/><text:tab/><text:tab/><text:tab/><text:span text:style-name="T39">ii. Phonemes become row labels for AF vectors</text:span></text:p>
      <text:p text:style-name="P1"><text:tab/><text:tab/><text:tab/><text:tab/><text:span text:style-name="T39">iii. Phonemes, AF rows become dataframe stored as dict value</text:span></text:p>
      <text:p text:style-name="P1"><text:tab/><text:tab/><text:tab/><text:span text:style-name="T16">c. Dictionary built with words, processed EMG dataframes</text:span></text:p>
      <text:p text:style-name="P1"><text:tab/><text:tab/><text:tab/><text:tab/><text:span text:style-name="T39">i. EMG data WT'd then windowed</text:span></text:p>
      <text:p text:style-name="P1"><text:tab/><text:tab/><text:tab/><text:tab/><text:span text:style-name="T39">ii. Number of rows of processed EMG and phonemes now equal</text:span></text:p>
      <text:p text:style-name="P1"><text:tab/><text:tab/><text:tab/><text:tab/><text:span text:style-name="T39">iii. Processed EMG windows become input dataframe (X)</text:span></text:p>
      <text:p text:style-name="P1"><text:tab/><text:tab/><text:tab/><text:tab/><text:span text:style-name="T39">iv. Phoneme/AF vector frames become ouput dataframe (y)</text:span></text:p>
      <text:p text:style-name="P1"><text:tab/><text:tab/><text:tab/><text:span text:style-name="T16">d. Stock AF extractor models trained, then optimized</text:span></text:p>
      <text:p text:style-name="P1"><text:tab/><text:tab/><text:tab/><text:tab/><text:span text:style-name="T39">i. AF columns (4) each used as labels to train (4) stock MLPC's</text:span></text:p>
      <text:p text:style-name="P1"><text:tab/><text:tab/><text:tab/><text:tab/><text:span text:style-name="T39">ii. One AF = one AFE model</text:span></text:p>
      <text:p text:style-name="P1"><text:tab/><text:tab/><text:tab/><text:tab/><text:span text:style-name="T39">iii. Processed EMG used as inputs</text:span></text:p>
      <text:p text:style-name="P1"><text:tab/><text:tab/><text:tab/><text:tab/><text:span text:style-name="T39">iv. Gridsearch used to optimize AFE models</text:span></text:p>
      <text:p text:style-name="P1"><text:tab/><text:tab/><text:tab/><text:tab/><text:span text:style-name="T39">v. Optimized AFE compared to non-optimized in CV</text:span></text:p>
      <text:p text:style-name="P1"><text:tab/><text:tab/><text:tab/><text:span text:style-name="T16">e. Benchmark CV'd using only processed EMG data, phoneme outputs</text:span></text:p>
      <text:p text:style-name="P1"><text:tab/><text:tab/><text:tab/><text:tab/><text:span text:style-name="T40">i. No AF data used, benchmark acts as 'control' </text:span></text:p>
      <text:p text:style-name="P1"><text:tab/><text:tab/><text:tab/><text:tab/></text:p>
      <text:p text:style-name="P1"><text:tab/><text:tab/><text:tab/><text:span text:style-name="T16">f. AF extractor models outputs encoded, combined with EMG frames</text:span></text:p>
      <text:p text:style-name="P1"><text:soft-page-break/><text:tab/><text:tab/><text:tab/><text:tab/><text:span text:style-name="T40">i. AFE's generate AF's from processed EMG</text:span></text:p>
      <text:p text:style-name="P1"><text:tab/><text:tab/><text:tab/><text:tab/><text:span text:style-name="T40">ii. Generated AF's transformed, one hot encoded</text:span></text:p>
      <text:p text:style-name="P1"><text:tab/><text:tab/><text:tab/><text:tab/><text:span text:style-name="T40">iii. Encoded AF's combined with processed EMG as phoneme input</text:span></text:p>
      <text:p text:style-name="P1"><text:tab/><text:tab/><text:tab/><text:tab/><text:span text:style-name="T40">iv. Generated AF's used in both training and test for the solution model</text:span></text:p>
      <text:p text:style-name="P1"><text:tab/><text:tab/><text:tab/><text:tab/></text:p>
      <text:p text:style-name="P1"><text:tab/><text:tab/><text:tab/><text:span text:style-name="T16">g. Phoneme model using predicted AF inputs CV'd, then optimized</text:span></text:p>
      <text:p text:style-name="P1"><text:tab/><text:tab/><text:tab/><text:tab/><text:span text:style-name="T40">i. “Stock” version compared to gridsearched version</text:span></text:p>
      <text:p text:style-name="P1"><text:tab/><text:tab/><text:tab/><text:tab/><text:span text:style-name="T40">ii. Gridsearch params similar to AFE gridsearch params</text:span></text:p>
      <text:p text:style-name="P11"><text:tab/><text:tab/>2. Discuss complications with metrics, techniques requiring changes</text:p>
      <text:p text:style-name="P11"><text:tab/><text:tab/><text:tab/><text:span text:style-name="T17">a. Train/test splits for phoneme model complicated from using predicted inputs</text:span></text:p>
      <text:p text:style-name="P11"><text:tab/><text:tab/><text:tab/><text:tab/><text:span text:style-name="T40">i. AFE's used to generate inputs for phoneme model</text:span></text:p>
      <text:p text:style-name="P11"><text:tab/><text:tab/><text:tab/><text:tab/><text:span text:style-name="T40">ii. AF's from AFE's added to inputs before train/test split </text:span></text:p>
      <text:p text:style-name="P11"><text:tab/><text:tab/><text:tab/><text:tab/><text:span text:style-name="T40">iii. Necessity of encoding categorical features adds some complexity</text:span></text:p>
      <text:p text:style-name="P11"><text:tab/><text:tab/><text:tab/><text:span text:style-name="T17">b. Overcome by splitting, carefully selecting, then predicting and measuring</text:span></text:p>
      <text:p text:style-name="P11"><text:tab/><text:tab/><text:tab/><text:tab/><text:span text:style-name="T40">i. AFE's use processed EMG input, AF's as targets</text:span></text:p>
      <text:p text:style-name="P11"><text:tab/><text:tab/><text:tab/><text:tab/><text:span text:style-name="T40">ii. Predicted AF's generated from processed EMG</text:span></text:p>
      <text:p text:style-name="P11"><text:tab/><text:tab/><text:tab/><text:tab/><text:span text:style-name="T40">iii. Predicted AF's added to separate input frame along with EMG</text:span></text:p>
      <text:p text:style-name="P11"><text:tab/><text:tab/><text:tab/><text:tab/><text:span text:style-name="T40">iv. New frame with EMG+AF's is input for train/test split</text:span></text:p>
      <text:p text:style-name="P28"><text:tab/><text:tab/><text:tab/><text:tab/><text:span text:style-name="T40">v. Output frame is just phonemes</text:span></text:p>
      <text:p text:style-name="P11"><text:tab/><text:tab/><text:tab/><text:span text:style-name="T17">c. FFT used initially </text:span></text:p>
      <text:p text:style-name="P11"><text:tab/><text:tab/><text:tab/><text:tab/><text:span text:style-name="T40">i. FFT designed to find stationary waves that last for duration of window<text:tab/><text:tab/><text:tab/><text:tab/><text:tab/>ii. EMG signals generated by MUAP's, which are non-stationary</text:span></text:p>
      <text:p text:style-name="P11"><text:tab/><text:tab/><text:tab/><text:tab/><text:span text:style-name="T40">iii. Results indicated poor feature extraction</text:span></text:p>
      <text:p text:style-name="P11"><text:tab/><text:tab/><text:tab/><text:span text:style-name="T17">d. Large files with multiple words and silence used initially</text:span></text:p>
      <text:p text:style-name="P11"><text:tab/><text:tab/><text:tab/><text:tab/><text:span text:style-name="T17">i. autodetector scheme, trained using manually binary labeled data</text:span></text:p>
      <text:p text:style-name="P28"><text:tab/><text:tab/><text:tab/><text:tab/><text:span text:style-name="T40">ii. Large (10s+) EMG files had 3 repeats of whole sentences</text:span></text:p>
      <text:p text:style-name="P11"><text:tab/><text:tab/><text:tab/><text:tab/><text:span text:style-name="T17">iii. More imperfect labeling due to intervening noise/silence</text:span></text:p>
      <text:p text:style-name="P11"><text:tab/><text:tab/><text:tab/><text:tab/><text:span text:style-name="T40">iv. Uneven timing, EMG noise made binary labeling difficult</text:span></text:p>
      <text:p text:style-name="P11"><text:tab/><text:tab/><text:tab/><text:tab/><text:span text:style-name="T40">v. Autodetector only ~90% accurate</text:span></text:p>
      <text:p text:style-name="P11"><text:tab/><text:tab/><text:tab/><text:tab/><text:span text:style-name="T40">vi. Single errors had cumulative effects, cumulative frame-shifting</text:span></text:p>
      <text:p text:style-name="P11"><text:tab/><text:tab/><text:tab/><text:span text:style-name="T17">e. Single word-per-file scheme used to simplify data labeling, improved accuracy</text:span></text:p>
      <text:p text:style-name="P11"><text:tab/><text:tab/><text:tab/><text:tab/><text:span text:style-name="T40">i. Made simple labeling possible: one file = one word</text:span></text:p>
      <text:p text:style-name="P11"><text:tab/><text:tab/><text:tab/><text:tab/><text:span text:style-name="T40">ii. Word split into equal windows, phonemes assigned to equal portions</text:span></text:p>
      <text:p text:style-name="P11"><text:tab/><text:tab/><text:tab/><text:tab/><text:span text:style-name="T40">iii. More likely row in 'data' actually contains the labeled phoneme</text:span></text:p>
      <text:p text:style-name="P11"><text:tab/><text:tab/>3. Discuss particularly dense/complicated code</text:p>
      <text:p text:style-name="P11"><text:tab/><text:tab/><text:tab/><text:span text:style-name="T17">a. Dissecting and reassembling data from splits for phoneme model </text:span></text:p>
      <text:p text:style-name="P11"><text:tab/><text:tab/><text:tab/><text:tab/><text:span text:style-name="T40">i. AFE generated AF's serve as input to phoneme model</text:span></text:p>
      <text:p text:style-name="P11"><text:tab/><text:tab/><text:tab/><text:tab/><text:span text:style-name="T41">ii. Generated AF's added to Input dataframe with proc EMG before split<text:tab/><text:tab/></text:span></text:p>
      <text:p text:style-name="P11"><text:tab/><text:tab/><text:tab/><text:tab/><text:span text:style-name="T41">iii. Splits then used to train/test phoneme model</text:span></text:p>
      <text:p text:style-name="P11"><text:tab/><text:tab/><text:tab/><text:span text:style-name="T17">b. Autodetector, autoalignment, fft code obsolete in current implementation</text:span></text:p>
      <text:p text:style-name="P11"><text:tab/><text:tab/><text:tab/><text:tab/><text:span text:style-name="T41">i. Autodetector code removed in final version, but older repo's will have it</text:span></text:p>
      <text:p text:style-name="P11"><text:tab/><text:tab/><text:tab/><text:tab/><text:span text:style-name="T41">ii. Autodetector did autoalignment for recording/labeling of larger files</text:span></text:p>
      <text:p text:style-name="P11"><text:tab/><text:tab/><text:tab/><text:tab/><text:span text:style-name="T41">iii. FFT windowing code also in older repo's, obsolete with use of WT</text:span></text:p>
      <text:p text:style-name="P1"><text:tab/>C. Refinement</text:p>
      <text:p text:style-name="P1"><text:tab/><text:tab/><text:span text:style-name="T2">1. Discuss improvements to algorithms, techniques</text:span></text:p>
      <text:p text:style-name="P1"><text:tab/><text:tab/><text:tab/><text:span text:style-name="T18">a. Complex files, autodetector → Single word files, simple splits</text:span></text:p>
      <text:p text:style-name="P1"><text:tab/><text:tab/><text:tab/><text:tab/><text:span text:style-name="T41">i. Early files had three repeats of large sentences of words</text:span></text:p>
      <text:p text:style-name="P1"><text:tab/><text:tab/><text:tab/><text:tab/><text:span text:style-name="T41">ii. Fixed window size used for all files</text:span></text:p>
      <text:p text:style-name="P1"><text:tab/><text:tab/><text:tab/><text:tab/><text:span text:style-name="T41">ii. Autodetector used to help automatically label windows w phonemes</text:span></text:p>
      <text:p text:style-name="P1"><text:soft-page-break/><text:tab/><text:tab/><text:tab/><text:tab/><text:span text:style-name="T41">iii. Fairly accurate, but cumulative error</text:span></text:p>
      <text:p text:style-name="P1"><text:tab/><text:tab/><text:tab/><text:tab/><text:span text:style-name="T41">iv. Replaced by single word files, with word taking up whole file</text:span></text:p>
      <text:p text:style-name="P1"><text:tab/><text:tab/><text:tab/><text:tab/><text:span text:style-name="T41">v. File then split equally for labeling with phonemes</text:span></text:p>
      <text:p text:style-name="P1"><text:tab/><text:tab/><text:tab/><text:tab/><text:span text:style-name="T41">vi. Still inaccurate, but results consistently better than chance</text:span></text:p>
      <text:p text:style-name="P1"><text:tab/><text:tab/><text:tab/><text:span text:style-name="T18">b. FFT → CWT </text:span></text:p>
      <text:p text:style-name="P1"><text:tab/><text:tab/><text:tab/><text:tab/><text:span text:style-name="T41">i. FFT results provided approximate spectral energy for window</text:span></text:p>
      <text:p text:style-name="P1"><text:tab/><text:tab/><text:tab/><text:tab/><text:span text:style-name="T41">ii. FFT underestimates energy of higher frequency non-stationary waves</text:span></text:p>
      <text:p text:style-name="P1"><text:tab/><text:tab/><text:tab/><text:tab/><text:span text:style-name="T41">iii. FFT yielded inconsistent results with phoneme energy spectra</text:span></text:p>
      <text:p text:style-name="P1"><text:tab/><text:tab/><text:tab/><text:tab/><text:span text:style-name="T41">iv. CWT easier to visualize, demonstrate distinctness of phonemes</text:span></text:p>
      <text:p text:style-name="P1"><text:tab/><text:tab/><text:tab/><text:span text:style-name="T18">c. Phoneme model training with perfect AF → training w AF's from models</text:span></text:p>
      <text:p text:style-name="P1"><text:tab/><text:tab/><text:tab/><text:tab/><text:span text:style-name="T42">i. Pho model initially used perfect AF's in train, imperfect in test</text:span></text:p>
      <text:p text:style-name="P1"><text:tab/><text:tab/><text:tab/><text:tab/><text:span text:style-name="T42">ii. Pho model wouldn't learn how to compensate when input AF is wrong</text:span></text:p>
      <text:p text:style-name="P1"><text:tab/><text:tab/><text:tab/><text:tab/><text:span text:style-name="T42">iii. Pho model with imperfect AF's in train/test did better</text:span></text:p>
      <text:p text:style-name="P1"><text:tab/><text:tab/><text:tab/><text:tab/><text:span text:style-name="T42">iv. Pho model likely learned to extract info when AF's wrong in training</text:span></text:p>
      <text:p text:style-name="P1"><text:tab/><text:tab/><text:span text:style-name="T2">2. Compare initial, intermediate, and final solutions</text:span></text:p>
      <text:p text:style-name="P1"><text:tab/><text:tab/><text:tab/><text:span text:style-name="T18">a. Complex files, FFT, perfect train AF: ~1%</text:span></text:p>
      <text:p text:style-name="P1"><text:tab/><text:tab/><text:tab/><text:tab/><text:span text:style-name="T42">i. Cumulative error in labeling with autodetector</text:span></text:p>
      <text:p text:style-name="P1"><text:tab/><text:tab/><text:tab/><text:tab/><text:span text:style-name="T42">ii. FFT windows not distinguishing phonemes well</text:span></text:p>
      <text:p text:style-name="P1"><text:tab/><text:tab/><text:tab/><text:tab/><text:span text:style-name="T42">iii. Perfect AF's in train prevented model from compensating in test</text:span></text:p>
      <text:p text:style-name="P1"><text:tab/><text:tab/><text:tab/><text:span text:style-name="T18">b. Complex files, FFT, imperfect train AF: ~3-5%</text:span></text:p>
      <text:p text:style-name="P1"><text:tab/><text:tab/><text:tab/><text:tab/><text:span text:style-name="T42">i. Cumulative error in labeling with autodetector</text:span></text:p>
      <text:p text:style-name="P1"><text:tab/><text:tab/><text:tab/><text:tab/><text:span text:style-name="T42">ii. FFT windows not distinguishing phonemes well</text:span></text:p>
      <text:p text:style-name="P1"><text:tab/><text:tab/><text:tab/><text:tab/><text:span text:style-name="T42">iii. Model compensated for imperfect AF's in train, did better in test</text:span></text:p>
      <text:p text:style-name="P1"><text:tab/><text:tab/><text:tab/><text:span text:style-name="T18">c. Simple files, CWT, imperfect train AF: ~13%</text:span></text:p>
      <text:p text:style-name="P1"><text:tab/><text:tab/><text:tab/><text:tab/><text:span text:style-name="T43">i. Single word per file, equal windows based on phoneme number</text:span></text:p>
      <text:p text:style-name="P1"><text:tab/><text:tab/><text:tab/><text:tab/><text:span text:style-name="T43">ii. CWT windows distinguish phonemes better</text:span></text:p>
      <text:p text:style-name="P1"><text:tab/><text:tab/><text:tab/><text:tab/><text:span text:style-name="T43">iii. Model learns to compensate for imperfect AF's in train</text:span></text:p>
      <text:p text:style-name="P1">IV. Results</text:p>
      <text:p text:style-name="P1"><text:tab/>A. Model Evaluation and Validation</text:p>
      <text:p text:style-name="P1"><text:tab/><text:tab/><text:span text:style-name="T2">1. Evaluate final model</text:span></text:p>
      <text:p text:style-name="P1"><text:tab/><text:tab/><text:tab/><text:span text:style-name="T18">a. Grid search, param space exhaustiveness/appropriateness</text:span></text:p>
      <text:p text:style-name="P1"><text:tab/><text:tab/><text:tab/><text:tab/><text:span text:style-name="T43">i. Alpha, layer sizes most significant params</text:span></text:p>
      <text:p text:style-name="P1"><text:tab/><text:tab/><text:tab/><text:tab/><text:span text:style-name="T43">ii. Lower alphas make finer distinctions, may overfit</text:span></text:p>
      <text:p text:style-name="P1"><text:tab/><text:tab/><text:tab/><text:tab/><text:span text:style-name="T43">iii. Higher alphas make grosser distinctions, cause bias</text:span></text:p>
      <text:p text:style-name="P1"><text:tab/><text:tab/><text:tab/><text:tab/><text:span text:style-name="T43">iv. 60/90 near lower/upper extinction bound for sensitivity on this data</text:span></text:p>
      <text:p text:style-name="P1"><text:tab/><text:tab/><text:tab/><text:tab/><text:span text:style-name="T44">v. Adding more layers usually more effective than larger single layer</text:span></text:p>
      <text:p text:style-name="P1"><text:tab/><text:tab/><text:tab/><text:tab/><text:span text:style-name="T44">vi. 2-9 layers just enough to show extinction of marginal benefits</text:span></text:p>
      <text:p text:style-name="P1"><text:tab/><text:tab/><text:tab/><text:span text:style-name="T18">b. final Model Params Reasonable?</text:span></text:p>
      <text:p text:style-name="P1"><text:tab/><text:tab/><text:tab/><text:tab/><text:span text:style-name="T44">i. Alpha low enough to make fine distinctions</text:span></text:p>
      <text:p text:style-name="P1"><text:tab/><text:tab/><text:tab/><text:tab/><text:span text:style-name="T44">ii. Layer sizes large enough to make complex inferences </text:span></text:p>
      <text:p text:style-name="P1"><text:tab/><text:tab/><text:tab/><text:tab/><text:span text:style-name="T44">iii. Params near typical for those in other applications</text:span></text:p>
      <text:p text:style-name="P1"><text:tab/><text:tab/><text:tab/><text:span text:style-name="T18">c. Train/Test variability, CV thoroughness</text:span></text:p>
      <text:p text:style-name="P1"><text:tab/><text:tab/><text:tab/><text:tab/><text:span text:style-name="T44">i. Changing alpha or layers sizes slightly alters test score by 1-2%</text:span></text:p>
      <text:p text:style-name="P1"><text:tab/><text:tab/><text:tab/><text:tab/><text:span text:style-name="T44">ii. Train-test-split with 15% testing used to make folds</text:span></text:p>
      <text:p text:style-name="P1"><text:tab/><text:tab/><text:tab/><text:tab/><text:span text:style-name="T44">iii. CV on stock AFE's, opt AFE's, stock Pho, opt Pho, stock BM</text:span></text:p>
      <text:p text:style-name="P1"><text:tab/><text:tab/><text:span text:style-name="T2">2. Evaluate robustness of model</text:span></text:p>
      <text:p text:style-name="P1"><text:tab/><text:tab/><text:tab/><text:span text:style-name="T18">a. Systematic forcing</text:span></text:p>
      <text:p text:style-name="P1"><text:tab/><text:tab/><text:tab/><text:tab/><text:span text:style-name="T18">i. row-wise forcing</text:span></text:p>
      <text:p text:style-name="P1"><text:tab/><text:tab/><text:tab/><text:tab/><text:span text:style-name="T18">ii. Column-wise forcing</text:span></text:p>
      <text:p text:style-name="P1"><text:soft-page-break/><text:tab/><text:tab/><text:tab/><text:span text:style-name="T18">b. White noise added</text:span></text:p>
      <text:p text:style-name="P1"><text:tab/><text:tab/><text:tab/><text:tab/><text:span text:style-name="T44">i. Gaussian noise added to all data</text:span></text:p>
      <text:p text:style-name="P1"><text:tab/><text:tab/><text:span text:style-name="T2">3. Reliability of model's results</text:span></text:p>
      <text:p text:style-name="P1"><text:tab/><text:tab/><text:tab/><text:span text:style-name="T18">a. How does model's accuracy translate to its trustworthiness?</text:span></text:p>
      <text:p text:style-name="P1"><text:tab/><text:tab/><text:tab/><text:tab/><text:span text:style-name="T44">i. Model finds EMG similarities between phonemes</text:span></text:p>
      <text:p text:style-name="P1"><text:tab/><text:tab/><text:tab/><text:tab/><text:span text:style-name="T44">ii. If model mislabels, it's because features appear similar to it</text:span></text:p>
      <text:p text:style-name="P1"><text:tab/><text:tab/><text:tab/><text:tab/><text:span text:style-name="T44">iii. Significant improvement necessary to be trustworthy</text:span></text:p>
      <text:p text:style-name="P1"><text:tab/><text:tab/><text:tab/><text:tab/><text:span text:style-name="T44">iv. Most (~86%) phonemes would be missed in real world</text:span></text:p>
      <text:p text:style-name="P1"><text:tab/><text:tab/><text:tab/><text:tab/><text:span text:style-name="T44">v. Speech model might be able to improve end result somewhat</text:span></text:p>
      <text:p text:style-name="P1"><text:tab/>B. Justification</text:p>
      <text:p text:style-name="P1"><text:tab/><text:tab/><text:span text:style-name="T2">1. Compare solution to benchmark using stats</text:span></text:p>
      <text:p text:style-name="P1"><text:tab/><text:tab/><text:tab/><text:span text:style-name="T19">a. Overall F1 Scores</text:span></text:p>
      <text:p text:style-name="P1"><text:tab/><text:tab/><text:tab/><text:tab/><text:span text:style-name="T44">i. AF-Pho model (~13.4%) vs benchmark (~11.8%)</text:span></text:p>
      <text:p text:style-name="P1"><text:tab/><text:tab/><text:tab/><text:span text:style-name="T19">b. Comparison of sample recall, precision scores for a few classes</text:span></text:p>
      <text:p text:style-name="P1"><text:tab/><text:tab/><text:tab/><text:tab/><text:span text:style-name="T44">i. AF-Pho model vs benchmark</text:span></text:p>
      <text:p text:style-name="P1"><text:tab/><text:tab/><text:tab/><text:span text:style-name="T19">c. Assess statistical measures of difference in results (error, etc.)</text:span></text:p>
      <text:p text:style-name="P1"><text:tab/><text:tab/><text:tab/><text:tab/><text:span text:style-name="T44">i. Use std error estimate to compare scores</text:span></text:p>
      <text:p text:style-name="P1"><text:tab/><text:tab/><text:span text:style-name="T2">2. Justify significance of results</text:span></text:p>
      <text:p text:style-name="P1"><text:tab/><text:tab/><text:tab/><text:span text:style-name="T19">a. Detail statistical significance of differences in results</text:span></text:p>
      <text:p text:style-name="P1"><text:tab/><text:tab/><text:tab/><text:tab/><text:span text:style-name="T44">i. Make difference after error explicit</text:span></text:p>
      <text:p text:style-name="P1"><text:tab/><text:tab/><text:tab/><text:span text:style-name="T19">b. Detail whether this constitutes an effective solution to the problem</text:span></text:p>
      <text:p text:style-name="P1"><text:tab/><text:tab/><text:tab/><text:tab/><text:span text:style-name="T44">i. Elaborate whether results statistically significant</text:span></text:p>
      <text:p text:style-name="P1">V. Conclusion</text:p>
      <text:p text:style-name="P1"><text:tab/>A. Free-Form Visualization</text:p>
      <text:p text:style-name="P1"><text:tab/><text:tab/><text:span text:style-name="T3">1. Visualize relevant/important quality of problem/dataset/inputs/results</text:span></text:p>
      <text:p text:style-name="P1"><text:tab/><text:tab/><text:tab/><text:span text:style-name="T19">a. Raw voltage graphs</text:span></text:p>
      <text:p text:style-name="P1"><text:tab/><text:tab/><text:tab/><text:tab/><text:span text:style-name="T45">i. EMG voltage reading during vocalization</text:span></text:p>
      <text:p text:style-name="P1"><text:tab/><text:tab/><text:tab/><text:tab/><text:span text:style-name="T45">ii. Time series voltage data visualized as line graphs</text:span></text:p>
      <text:p text:style-name="P1"><text:tab/><text:tab/><text:tab/><text:span text:style-name="T19">b. Emphasize low v resolution</text:span></text:p>
      <text:p text:style-name="P1"><text:tab/><text:tab/><text:tab/><text:tab/><text:span text:style-name="T45">i. Voltage levels 'pixelated' as only ~128 levels available</text:span></text:p>
      <text:p text:style-name="P1"><text:tab/><text:tab/><text:tab/><text:span text:style-name="T19">c. Illustrate how some phonemes can be stretched or shrunk in time'</text:span></text:p>
      <text:p text:style-name="P1"><text:tab/><text:tab/><text:tab/><text:tab/><text:span text:style-name="T45">i. Consonants often shorter than vowels</text:span></text:p>
      <text:p text:style-name="P1"><text:tab/><text:tab/><text:tab/><text:tab/><text:span text:style-name="T45">ii. Words with more consonants have more accentuated activity</text:span></text:p>
      <text:p text:style-name="P1"><text:tab/><text:tab/><text:tab/><text:span text:style-name="T19">d. Timescale of variation vs. windows, loss of precision due to windowing</text:span></text:p>
      <text:p text:style-name="P1"><text:tab/><text:tab/><text:tab/><text:tab/><text:span text:style-name="T45">i. If vowels longer than consonants, windows might include both</text:span></text:p>
      <text:p text:style-name="P1"><text:tab/><text:tab/><text:tab/><text:tab/><text:span text:style-name="T45">ii. Difficult to resolve brief variations with windowing</text:span></text:p>
      <text:p text:style-name="P1"><text:tab/><text:tab/><text:tab/><text:tab/><text:span text:style-name="T45">iii. Windows create a big bin into which lots of energy is poured</text:span></text:p>
      <text:p text:style-name="P1"><text:tab/><text:tab/><text:tab/><text:tab/><text:span text:style-name="T45">iv. Distinguishing what came from what later difficult</text:span></text:p>
      <text:p text:style-name="P1"><text:tab/><text:tab/><text:tab/><text:span text:style-name="T19">e. MLPC good with discrete classification, not time series variability</text:span></text:p>
      <text:p text:style-name="P1"><text:tab/><text:tab/><text:tab/><text:tab/><text:span text:style-name="T45">i. MLPC needs equal numbers of data and labels</text:span></text:p>
      <text:p text:style-name="P1"><text:tab/><text:tab/><text:tab/><text:tab/><text:span text:style-name="T45">ii. Options are to lump lots of timeseries points together, OR</text:span></text:p>
      <text:p text:style-name="P1"><text:tab/><text:tab/><text:tab/><text:tab/><text:span text:style-name="T45">iii. Try to divide up phonemes into smaller quanta or atoms</text:span></text:p>
      <text:p text:style-name="P1"><text:tab/><text:tab/><text:tab/><text:tab/><text:span text:style-name="T45">iv. Without a statistical transition and variation model, this is arbitrary</text:span></text:p>
      <text:p text:style-name="P1"><text:tab/><text:tab/><text:span text:style-name="T3">2. Discuss, analyze visualizations</text:span></text:p>
      <text:p text:style-name="P1"><text:tab/><text:tab/><text:tab/><text:span text:style-name="T19">a. Some variation, but appears almost random. Higher quality EMG more varied</text:span></text:p>
      <text:p text:style-name="P1"><text:tab/><text:tab/><text:tab/><text:tab/><text:span text:style-name="T46">i. A few motifs are consistent across samples</text:span></text:p>
      <text:p text:style-name="P1"><text:tab/><text:tab/><text:tab/><text:tab/><text:span text:style-name="T46">ii. Much of apparent variation seems to be noise</text:span></text:p>
      <text:p text:style-name="P1"><text:tab/><text:tab/><text:tab/><text:tab/><text:span text:style-name="T46">iii. Low v resolution makes signal harder to distinguish from noise</text:span></text:p>
      <text:p text:style-name="P1"><text:tab/><text:tab/><text:tab/><text:tab/></text:p>
      <text:p text:style-name="P1"><text:soft-page-break/><text:tab/><text:tab/><text:tab/><text:span text:style-name="T19">b. Speaking vs. not more apparent with higher v resolution</text:span></text:p>
      <text:p text:style-name="P1"><text:tab/><text:tab/><text:tab/><text:tab/><text:span text:style-name="T46">i. Higher v resolution would mean more v levels</text:span></text:p>
      <text:p text:style-name="P1"><text:tab/><text:tab/><text:tab/><text:tab/><text:span text:style-name="T46">ii. Noise or transient fluctuations can overwhelm low v resolution</text:span></text:p>
      <text:p text:style-name="P1"><text:tab/><text:tab/><text:tab/><text:tab/><text:span text:style-name="T46">iii. Highlight speaking and non, difficulty of distinction due to noise</text:span></text:p>
      <text:p text:style-name="P6"><text:tab/><text:tab/><text:tab/><text:span text:style-name="T19">c. Phonemes almost apparent, but seem to vary widely in width</text:span></text:p>
      <text:p text:style-name="P6"><text:tab/><text:tab/><text:tab/><text:tab/><text:span text:style-name="T46">i. Some common motifs may be actual phoneme features</text:span></text:p>
      <text:p text:style-name="P6"><text:tab/><text:tab/><text:tab/><text:tab/><text:span text:style-name="T46">ii. From these, we can see that they seem to vary in duration</text:span></text:p>
      <text:p text:style-name="P6"><text:tab/><text:tab/><text:tab/><text:tab/><text:span text:style-name="T46">iii. A single phoneme can vary in width between samples, but also…</text:span></text:p>
      <text:p text:style-name="P6"><text:tab/><text:tab/><text:tab/><text:tab/><text:span text:style-name="T46">iv. Some phonemes are longer than others</text:span></text:p>
      <text:p text:style-name="P1"><text:tab/><text:tab/><text:tab/><text:span text:style-name="T19">d. Fixed energy windows struggle with probabilistically variable features</text:span></text:p>
      <text:p text:style-name="P1"><text:tab/><text:tab/><text:tab/><text:tab/><text:span text:style-name="T47">i. Energy windows compress variations together</text:span></text:p>
      <text:p text:style-name="P1"><text:tab/><text:tab/><text:tab/><text:tab/><text:span text:style-name="T47">ii. Subcomponents that could be used as features lost</text:span></text:p>
      <text:p text:style-name="P1"><text:tab/><text:tab/><text:tab/><text:tab/><text:span text:style-name="T47">iii. Different/variable phoneme lengths steamrolled by single window size</text:span></text:p>
      <text:p text:style-name="P1"><text:tab/><text:tab/><text:tab/><text:span text:style-name="T19">e. No obvious way to label portions of phonemes in time series for MLPC usage</text:span></text:p>
      <text:p text:style-name="P1"><text:tab/><text:tab/><text:tab/><text:tab/><text:span text:style-name="T47">i. Portions of phonemes in EMG have distinct features</text:span></text:p>
      <text:p text:style-name="P1"><text:tab/><text:tab/><text:tab/><text:tab/><text:span text:style-name="T47">ii. No obvious way to temporally atomize phonemes into smaller pieces</text:span></text:p>
      <text:p text:style-name="P1"><text:tab/><text:tab/><text:tab/><text:tab/><text:span text:style-name="T47">iii. MLPC's not good at assigning distinct features to same label </text:span></text:p>
      <text:p text:style-name="P1"><text:tab/>B. Reflection</text:p>
      <text:p text:style-name="P1"><text:tab/><text:tab/><text:span text:style-name="T3">1. Summarize end-to-end problem-solution</text:span></text:p>
      <text:p text:style-name="P1"><text:tab/><text:tab/><text:tab/><text:span text:style-name="T19">a. Record EMG</text:span></text:p>
      <text:p text:style-name="P1"><text:tab/><text:tab/><text:tab/><text:tab/><text:span text:style-name="T47">i. Prepare word list</text:span></text:p>
      <text:p text:style-name="P1"><text:tab/><text:tab/><text:tab/><text:tab/><text:span text:style-name="T47">ii. Type word, hit enter, sub/vocalize, stop recording</text:span></text:p>
      <text:p text:style-name="P1"><text:tab/><text:tab/><text:tab/><text:tab/><text:span text:style-name="T47">iii. Repeat</text:span></text:p>
      <text:p text:style-name="P1"><text:tab/><text:tab/><text:tab/><text:span text:style-name="T19">b. Analyze spectrum energy by equal windows</text:span></text:p>
      <text:p text:style-name="P1"><text:tab/><text:tab/><text:tab/><text:tab/><text:span text:style-name="T47">i. Prepare energy spectra from EMG files</text:span></text:p>
      <text:p text:style-name="P1"><text:tab/><text:tab/><text:tab/><text:tab/><text:span text:style-name="T47">ii. Determine EMG distinctness between files or phonemes</text:span></text:p>
      <text:p text:style-name="P1"><text:tab/><text:tab/><text:tab/><text:span text:style-name="T19">c. Label AF's in processed EMG</text:span></text:p>
      <text:p text:style-name="P1"><text:tab/><text:tab/><text:tab/><text:tab/><text:span text:style-name="T47">i. Break words into phonemes</text:span></text:p>
      <text:p text:style-name="P1"><text:tab/><text:tab/><text:tab/><text:tab/><text:span text:style-name="T47">ii. Generate AF vectors</text:span></text:p>
      <text:p text:style-name="P1"><text:tab/><text:tab/><text:tab/><text:tab/><text:span text:style-name="T47">iii. Build dataframes of labels</text:span></text:p>
      <text:p text:style-name="P1"><text:tab/><text:tab/><text:tab/><text:span text:style-name="T19">d. Input EMG, AF's into phoneme model</text:span></text:p>
      <text:p text:style-name="P1"><text:tab/><text:tab/><text:tab/><text:tab/><text:span text:style-name="T47">i. Build input/output dataframes</text:span></text:p>
      <text:p text:style-name="P1"><text:tab/><text:tab/><text:tab/><text:tab/><text:span text:style-name="T47">ii. Perform train-test splitting for each block of models</text:span></text:p>
      <text:p text:style-name="P1"><text:tab/><text:tab/><text:tab/><text:tab/><text:span text:style-name="T47">iii. Train AFE, Phoneme models</text:span></text:p>
      <text:p text:style-name="P1"><text:tab/><text:tab/><text:tab/><text:span text:style-name="T19">e. Yield predicted phoneme likelihoods for each window</text:span></text:p>
      <text:p text:style-name="P1"><text:tab/><text:tab/><text:tab/><text:tab/><text:span text:style-name="T47">i. Predict phoneme contents of test windows, compare to ground truths</text:span></text:p>
      <text:p text:style-name="P1"><text:tab/><text:tab/><text:span text:style-name="T3">2. Discuss 1-2 particular aspects found interesting or difficult</text:span></text:p>
      <text:p text:style-name="P1"><text:tab/><text:tab/><text:tab/><text:span text:style-name="T19">a. Recording good EMG datasets</text:span></text:p>
      <text:p text:style-name="P1"><text:tab/><text:tab/><text:tab/><text:tab/><text:span text:style-name="T48">i. Active area of research for 50+ years</text:span></text:p>
      <text:p text:style-name="P1"><text:tab/><text:tab/><text:tab/><text:tab/><text:span text:style-name="T47">ii. EMG hardware: simple ADC, or $100k+ array of amps, filters</text:span></text:p>
      <text:p text:style-name="P25"><text:tab/><text:tab/><text:tab/><text:tab/><text:span text:style-name="T48">iii. Surface EMG or invasive, electrode type/quality</text:span></text:p>
      <text:p text:style-name="P1"><text:tab/><text:tab/><text:tab/><text:tab/><text:span text:style-name="T47">iv. Line interference, environment</text:span></text:p>
      <text:p text:style-name="P1"><text:tab/><text:tab/><text:tab/><text:tab/><text:span text:style-name="T48">v. Recording procedure: atomic or complex? Manual or auto?</text:span></text:p>
      <text:p text:style-name="P1"><text:tab/><text:tab/><text:tab/><text:tab/><text:span text:style-name="T48">vi. “Loud” subvocalizer one day, quieter the next, ditto for full vocal</text:span></text:p>
      <text:p text:style-name="P1"><text:tab/><text:tab/><text:tab/><text:span text:style-name="T19">b. Preprocessing/feature extraction of MUAP's</text:span></text:p>
      <text:p text:style-name="P1"><text:tab/><text:tab/><text:tab/><text:tab/><text:span text:style-name="T48">i. FFT simplest and most common approach to extracting EMG info<text:tab/><text:tab/></text:span></text:p>
      <text:p text:style-name="P1"><text:tab/><text:tab/><text:tab/><text:tab/><text:span text:style-name="T48">ii. FFT for EMG best in sustained activity, but speech variable, transient</text:span></text:p>
      <text:p text:style-name="P1"><text:tab/><text:tab/><text:tab/><text:tab/><text:span text:style-name="T48">iii. Selecting CWT base waveform, widths</text:span></text:p>
      <text:p text:style-name="P1"><text:tab/><text:tab/><text:span text:style-name="T3">3. Is solution appropriate for general usage?</text:span></text:p>
      <text:p text:style-name="P26"><text:soft-page-break/><text:tab/><text:tab/><text:tab/><text:span text:style-name="T20">a. Processing approach best of tried alternatives, around or beyond SotA</text:span></text:p>
      <text:p text:style-name="P26"><text:tab/><text:tab/><text:tab/><text:tab/><text:span text:style-name="T48">i. Software filtering (cwt, pca, scaling/norming) used here near SotA</text:span></text:p>
      <text:p text:style-name="P26"><text:tab/><text:tab/><text:tab/><text:tab/><text:span text:style-name="T48">ii. Dedicated AF neural nets for EMG newer, less established approach</text:span></text:p>
      <text:p text:style-name="P26"><text:tab/><text:tab/><text:tab/><text:tab/><text:span text:style-name="T48">iii. “Less established” could mean “disruptive” --if it works</text:span></text:p>
      <text:p text:style-name="P26"><text:tab/><text:tab/><text:tab/><text:tab/><text:span text:style-name="T48">iv. ANN AF extraction in audio speech recognition used by Google</text:span></text:p>
      <text:p text:style-name="P1"><text:tab/><text:tab/><text:tab/><text:span text:style-name="T20">b. With improved V/t resolution in recording, perhaps</text:span></text:p>
      <text:p text:style-name="P1"><text:tab/><text:tab/><text:tab/><text:tab/><text:span text:style-name="T19">i. Current solution like 16x8 monochrome (on/off) video</text:span></text:p>
      <text:p text:style-name="P1"><text:tab/><text:tab/><text:tab/><text:tab/><text:span text:style-name="T48">ii. Imagine using something that low-res for sign language recognition</text:span></text:p>
      <text:p text:style-name="P1"><text:tab/><text:tab/><text:tab/><text:tab/><text:span text:style-name="T48">iii. That's basically what we are working with here, for now</text:span></text:p>
      <text:p text:style-name="P1"><text:tab/><text:tab/><text:tab/><text:tab/><text:span text:style-name="T20">iv. At lower end of s-curve for performance vs. data quality at present</text:span></text:p>
      <text:p text:style-name="P1"><text:tab/><text:tab/><text:tab/><text:tab/><text:span text:style-name="T48">v. Performance here could theoretically improve by several fold </text:span></text:p>
      <text:p text:style-name="P1"><text:tab/><text:tab/><text:tab/><text:tab/><text:span text:style-name="T48">vi. General approach but with much better data probably could be</text:span></text:p>
      <text:p text:style-name="P1"><text:span text:style-name="T20"><text:tab/><text:tab/><text:tab/>c. Word and n-gram models could compensate for low phoneme accuracy</text:span></text:p>
      <text:p text:style-name="P1"><text:tab/><text:tab/><text:tab/><text:tab/><text:span text:style-name="T48">i. Slight improvement to phoneme recognition → better word accuracy</text:span></text:p>
      <text:p text:style-name="P1"><text:tab/><text:tab/><text:tab/><text:tab/><text:span text:style-name="T48">ii. Word/n-gram models meant to handle low component recognition</text:span></text:p>
      <text:p text:style-name="P1"><text:tab/><text:tab/><text:tab/><text:tab/><text:span text:style-name="T48">iii. Wrapping current solution in word model likely still too poor</text:span></text:p>
      <text:p text:style-name="P1"><text:tab/><text:tab/><text:tab/><text:tab/><text:span text:style-name="T48">iv. But general approach with better data could probably do much better</text:span></text:p>
      <text:p text:style-name="P1"><text:tab/>C. Improvement</text:p>
      <text:p text:style-name="P1"><text:tab/><text:tab/><text:span text:style-name="T3">1. Discuss improvement of one aspect of implementation</text:span></text:p>
      <text:p text:style-name="P1"><text:tab/><text:tab/><text:tab/><text:span text:style-name="T3">a. Hierarchical Hidden Markov Models (phonemes, words, n-grams)</text:span></text:p>
      <text:p text:style-name="P1"><text:tab/><text:tab/><text:tab/><text:tab/><text:span text:style-name="T49">i. Single word per file </text:span></text:p>
      <text:p text:style-name="P1"><text:tab/><text:tab/><text:tab/><text:tab/><text:span text:style-name="T49">ii. Word level: num states = num phonemes</text:span></text:p>
      <text:p text:style-name="P1"><text:tab/><text:tab/><text:tab/><text:tab/><text:span text:style-name="T49">iii. Phoneme level: num states determined by CV</text:span></text:p>
      <text:p text:style-name="P1"><text:tab/><text:tab/><text:tab/><text:tab/><text:span text:style-name="T49">iv. Phrase/sentence level: standard libraries used to build n-grams</text:span></text:p>
      <text:p text:style-name="P1"><text:tab/><text:tab/><text:span text:style-name="T3">2. Compare potential of improvements to current solution</text:span></text:p>
      <text:p text:style-name="P1"><text:tab/><text:tab/><text:tab/><text:span text:style-name="T20">a. 16-bit+ v-diff, 800+ Hz, programmable op-amp sEMG</text:span></text:p>
      <text:p text:style-name="P1"><text:tab/><text:tab/><text:tab/><text:tab/><text:span text:style-name="T20">i. v-levels 256 → 65,536</text:span></text:p>
      <text:p text:style-name="P1"><text:tab/><text:tab/><text:tab/><text:tab/><text:span text:style-name="T20">ii. Higher v, t resolution/range increases MUAP sensitivity by 100x+</text:span></text:p>
      <text:p text:style-name="P1"><text:tab/><text:tab/><text:tab/><text:span text:style-name="T20">b. HHMM </text:span></text:p>
      <text:p text:style-name="P1"><text:tab/><text:tab/><text:tab/><text:tab/><text:span text:style-name="T20">i. Adapts to variable feature scales</text:span></text:p>
      <text:p text:style-name="P1"><text:tab/><text:tab/><text:tab/><text:tab/><text:span text:style-name="T20">ii. Uses priors to constrain predicted likelihoods</text:span></text:p>
      <text:p text:style-name="P1"><text:tab/><text:tab/><text:tab/><text:span text:style-name="T20">c. More accurate neuronal action potential wave form</text:span></text:p>
      <text:p text:style-name="P1"><text:tab/><text:tab/><text:tab/><text:tab/><text:span text:style-name="T20">i. Ricker wave second derivative of Gaussian</text:span></text:p>
      <text:p text:style-name="P1"><text:tab/><text:tab/><text:tab/><text:tab/><text:span text:style-name="T20">ii. Neural action potentials more asymmetric, abrupt</text:span></text:p>
      <text:p text:style-name="P1"><text:tab/><text:tab/><text:tab/><text:span text:style-name="T20">d. Individual phoneme recognition likely to be improved several fold</text:span></text:p>
      <text:p text:style-name="P1"><text:tab/><text:tab/><text:tab/><text:tab/><text:span text:style-name="T20">i. Better wavelet extraction</text:span></text:p>
      <text:p text:style-name="P1"><text:tab/><text:tab/><text:tab/><text:tab/><text:span text:style-name="T20">ii. More flexible AF, phoneme representation and extr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3:01.592792982</meta:creation-date>
    <dc:date>2017-06-20T16:35:04.045085258</dc:date>
    <meta:editing-duration>PT12H14M25S</meta:editing-duration>
    <meta:editing-cycles>13</meta:editing-cycles>
    <meta:generator>LibreOffice/5.0.6.2$Linux_X86_64 LibreOffice_project/00m0$Build-2</meta:generator>
    <meta:document-statistic meta:table-count="0" meta:image-count="0" meta:object-count="0" meta:page-count="11" meta:paragraph-count="525" meta:word-count="4396" meta:character-count="29564" meta:non-whitespace-character-count="23820"/>
  </office:meta>
</office:document-meta>
</file>